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83mm"/>
    </style:style>
    <style:style style:name="co3" style:family="table-column">
      <style:table-column-properties fo:break-before="auto" style:column-width="32.4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3" style:family="table-cell" style:parent-style-name="Default" style:data-style-name="N61"/>
    <style:style style:name="ce2" style:family="table-cell" style:parent-style-name="Default">
      <style:table-cell-properties fo:background-color="#ff3333"/>
    </style:style>
    <style:style style:name="ce5" style:family="table-cell" style:parent-style-name="Default">
      <style:table-cell-properties fo:background-color="#ffff99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s_comp" table:style-name="ta1">
        <table:shapes>
          <draw:frame draw:z-index="0" draw:style-name="gr1" draw:text-style-name="P1" svg:width="210mm" svg:height="100mm" svg:x="19.3mm" svg:y="173.21mm">
            <draw:object draw:notify-on-update-of-ranges="vs_comp.C24:vs_comp.V24 vs_comp.B25:vs_comp.B25 vs_comp.C25:vs_comp.V25 vs_comp.B26:vs_comp.B26 vs_comp.C26:vs_comp.V26 vs_comp.B27:vs_comp.B27 vs_comp.C27:vs_comp.V27 vs_comp.B28:vs_comp.B28 vs_comp.C28:vs_comp.V2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 table:number-rows-repeated="4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5" office:value-type="string" calcext:value-type="string">
            <text:p>xz </text:p>
          </table:table-cell>
          <table:table-cell table:style-name="ce5" office:value-type="string" calcext:value-type="string">
            <text:p>bwaves </text:p>
          </table:table-cell>
          <table:table-cell table:style-name="ce5" office:value-type="string" calcext:value-type="string">
            <text:p>cactuBSSN </text:p>
          </table:table-cell>
          <table:table-cell table:style-name="ce5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5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table:style-name="ce5" office:value-type="string" calcext:value-type="string">
            <text:p>pop2 </text:p>
          </table:table-cell>
          <table:table-cell table:style-name="ce5" office:value-type="string" calcext:value-type="string">
            <text:p>roms 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E</text:p>
          </table:table-cell>
          <table:table-cell table:style-name="ce3" office:value-type="float" office:value="9343000000" calcext:value-type="float">
            <text:p>9.34E+09</text:p>
          </table:table-cell>
          <table:table-cell table:style-name="ce3" office:value-type="float" office:value="6608200000" calcext:value-type="float">
            <text:p>6.61E+09</text:p>
          </table:table-cell>
          <table:table-cell table:style-name="ce3" office:value-type="float" office:value="8957200000" calcext:value-type="float">
            <text:p>8.96E+09</text:p>
          </table:table-cell>
          <table:table-cell table:style-name="ce3" office:value-type="float" office:value="8850200000" calcext:value-type="float">
            <text:p>8.85E+09</text:p>
          </table:table-cell>
          <table:table-cell table:style-name="ce3" office:value-type="float" office:value="5945000000" calcext:value-type="float">
            <text:p>5.95E+09</text:p>
          </table:table-cell>
          <table:table-cell table:style-name="ce3" office:value-type="float" office:value="5989700000" calcext:value-type="float">
            <text:p>5.99E+09</text:p>
          </table:table-cell>
          <table:table-cell table:style-name="ce3" office:value-type="float" office:value="10857000000" calcext:value-type="float">
            <text:p>1.09E+10</text:p>
          </table:table-cell>
          <table:table-cell table:style-name="ce3" office:value-type="float" office:value="5949700000" calcext:value-type="float">
            <text:p>5.95E+09</text:p>
          </table:table-cell>
          <table:table-cell table:style-name="ce3" office:value-type="float" office:value="14466000000" calcext:value-type="float">
            <text:p>1.45E+10</text:p>
          </table:table-cell>
          <table:table-cell table:style-name="ce3" office:value-type="float" office:value="3372900000" calcext:value-type="float">
            <text:p>3.37E+09</text:p>
          </table:table-cell>
          <table:table-cell table:style-name="ce3" office:value-type="float" office:value="3217400000" calcext:value-type="float">
            <text:p>3.22E+09</text:p>
          </table:table-cell>
          <table:table-cell table:style-name="ce3" office:value-type="float" office:value="7698100000" calcext:value-type="float">
            <text:p>7.70E+09</text:p>
          </table:table-cell>
          <table:table-cell table:style-name="ce3" office:value-type="float" office:value="9731800000" calcext:value-type="float">
            <text:p>9.73E+09</text:p>
          </table:table-cell>
          <table:table-cell table:style-name="ce3" office:value-type="float" office:value="8606100000" calcext:value-type="float">
            <text:p>8.61E+09</text:p>
          </table:table-cell>
          <table:table-cell table:style-name="ce3" office:value-type="float" office:value="5185800000" calcext:value-type="float">
            <text:p>5.19E+09</text:p>
          </table:table-cell>
          <table:table-cell table:style-name="ce3" office:value-type="float" office:value="5387400000" calcext:value-type="float">
            <text:p>5.39E+09</text:p>
          </table:table-cell>
          <table:table-cell table:style-name="ce3" office:value-type="float" office:value="7506800000" calcext:value-type="float">
            <text:p>7.51E+09</text:p>
          </table:table-cell>
          <table:table-cell table:style-name="ce3" office:value-type="float" office:value="4731100000" calcext:value-type="float">
            <text:p>4.73E+0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GGRESSIVE</text:p>
          </table:table-cell>
          <table:table-cell table:style-name="ce3" office:value-type="float" office:value="1436500000" calcext:value-type="float">
            <text:p>1.44E+09</text:p>
          </table:table-cell>
          <table:table-cell table:style-name="ce3" office:value-type="float" office:value="587960000" calcext:value-type="float">
            <text:p>5.88E+08</text:p>
          </table:table-cell>
          <table:table-cell table:style-name="ce3" office:value-type="float" office:value="1320100000" calcext:value-type="float">
            <text:p>1.32E+09</text:p>
          </table:table-cell>
          <table:table-cell table:style-name="ce3" office:value-type="float" office:value="1141200000" calcext:value-type="float">
            <text:p>1.14E+09</text:p>
          </table:table-cell>
          <table:table-cell table:style-name="ce3" office:value-type="float" office:value="820770000" calcext:value-type="float">
            <text:p>8.21E+08</text:p>
          </table:table-cell>
          <table:table-cell table:style-name="ce3" office:value-type="float" office:value="635270000" calcext:value-type="float">
            <text:p>6.35E+08</text:p>
          </table:table-cell>
          <table:table-cell table:style-name="ce3" office:value-type="float" office:value="1814300000" calcext:value-type="float">
            <text:p>1.81E+09</text:p>
          </table:table-cell>
          <table:table-cell table:style-name="ce3" office:value-type="float" office:value="774380000" calcext:value-type="float">
            <text:p>7.74E+08</text:p>
          </table:table-cell>
          <table:table-cell table:style-name="ce3" office:value-type="float" office:value="1302800000" calcext:value-type="float">
            <text:p>1.30E+09</text:p>
          </table:table-cell>
          <table:table-cell table:style-name="ce3" office:value-type="float" office:value="1000900000" calcext:value-type="float">
            <text:p>1.00E+09</text:p>
          </table:table-cell>
          <table:table-cell table:style-name="ce3" office:value-type="float" office:value="1041800000" calcext:value-type="float">
            <text:p>1.04E+09</text:p>
          </table:table-cell>
          <table:table-cell table:style-name="ce3" office:value-type="float" office:value="1253800000" calcext:value-type="float">
            <text:p>1.25E+09</text:p>
          </table:table-cell>
          <table:table-cell table:style-name="ce3" office:value-type="float" office:value="1583400000" calcext:value-type="float">
            <text:p>1.58E+09</text:p>
          </table:table-cell>
          <table:table-cell table:style-name="ce3" office:value-type="float" office:value="952980000" calcext:value-type="float">
            <text:p>9.53E+08</text:p>
          </table:table-cell>
          <table:table-cell table:style-name="ce3" office:value-type="float" office:value="1725600000" calcext:value-type="float">
            <text:p>1.73E+09</text:p>
          </table:table-cell>
          <table:table-cell table:style-name="ce3" office:value-type="float" office:value="818960000" calcext:value-type="float">
            <text:p>8.19E+08</text:p>
          </table:table-cell>
          <table:table-cell table:style-name="ce3" office:value-type="float" office:value="641390000" calcext:value-type="float">
            <text:p>6.41E+08</text:p>
          </table:table-cell>
          <table:table-cell table:style-name="ce3" office:value-type="float" office:value="1532100000" calcext:value-type="float">
            <text:p>1.53E+0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SERVATIVE</text:p>
          </table:table-cell>
          <table:table-cell table:style-name="ce3" office:value-type="float" office:value="3140900000" calcext:value-type="float">
            <text:p>3.14E+09</text:p>
          </table:table-cell>
          <table:table-cell table:style-name="ce3" office:value-type="float" office:value="2494100000" calcext:value-type="float">
            <text:p>2.49E+09</text:p>
          </table:table-cell>
          <table:table-cell table:style-name="ce3" office:value-type="float" office:value="2937900000" calcext:value-type="float">
            <text:p>2.94E+09</text:p>
          </table:table-cell>
          <table:table-cell table:style-name="ce3" office:value-type="float" office:value="2721300000" calcext:value-type="float">
            <text:p>2.72E+09</text:p>
          </table:table-cell>
          <table:table-cell table:style-name="ce3" office:value-type="float" office:value="1915000000" calcext:value-type="float">
            <text:p>1.92E+09</text:p>
          </table:table-cell>
          <table:table-cell table:style-name="ce3" office:value-type="float" office:value="2058000000" calcext:value-type="float">
            <text:p>2.06E+09</text:p>
          </table:table-cell>
          <table:table-cell table:style-name="ce3" office:value-type="float" office:value="3802700000" calcext:value-type="float">
            <text:p>3.80E+09</text:p>
          </table:table-cell>
          <table:table-cell table:style-name="ce3" office:value-type="float" office:value="1986100000" calcext:value-type="float">
            <text:p>1.99E+09</text:p>
          </table:table-cell>
          <table:table-cell table:style-name="ce3" office:value-type="float" office:value="5418900000" calcext:value-type="float">
            <text:p>5.42E+09</text:p>
          </table:table-cell>
          <table:table-cell table:style-name="ce3" office:value-type="float" office:value="1151400000" calcext:value-type="float">
            <text:p>1.15E+09</text:p>
          </table:table-cell>
          <table:table-cell table:style-name="ce3" office:value-type="float" office:value="1233700000" calcext:value-type="float">
            <text:p>1.23E+09</text:p>
          </table:table-cell>
          <table:table-cell table:style-name="ce3" office:value-type="float" office:value="2823800000" calcext:value-type="float">
            <text:p>2.82E+09</text:p>
          </table:table-cell>
          <table:table-cell table:style-name="ce3" office:value-type="float" office:value="3600600000" calcext:value-type="float">
            <text:p>3.60E+09</text:p>
          </table:table-cell>
          <table:table-cell table:style-name="ce3" office:value-type="float" office:value="3437700000" calcext:value-type="float">
            <text:p>3.44E+09</text:p>
          </table:table-cell>
          <table:table-cell table:style-name="ce3" office:value-type="float" office:value="2110100000" calcext:value-type="float">
            <text:p>2.11E+09</text:p>
          </table:table-cell>
          <table:table-cell table:style-name="ce3" office:value-type="float" office:value="1386800000" calcext:value-type="float">
            <text:p>1.39E+09</text:p>
          </table:table-cell>
          <table:table-cell table:style-name="ce3" office:value-type="float" office:value="3307600000" calcext:value-type="float">
            <text:p>3.31E+09</text:p>
          </table:table-cell>
          <table:table-cell table:style-name="ce3" office:value-type="float" office:value="1807400000" calcext:value-type="float">
            <text:p>1.81E+0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WITCH(IPC=3.5)</text:p>
          </table:table-cell>
          <table:table-cell table:style-name="ce3" office:value-type="float" office:value="1436500000" calcext:value-type="float">
            <text:p>1.44E+09</text:p>
          </table:table-cell>
          <table:table-cell table:style-name="ce3" office:value-type="float" office:value="1102100000" calcext:value-type="float">
            <text:p>1.10E+09</text:p>
          </table:table-cell>
          <table:table-cell table:style-name="ce3" office:value-type="float" office:value="1434800000" calcext:value-type="float">
            <text:p>1.43E+09</text:p>
          </table:table-cell>
          <table:table-cell table:style-name="ce3" office:value-type="float" office:value="1175400000" calcext:value-type="float">
            <text:p>1.18E+09</text:p>
          </table:table-cell>
          <table:table-cell table:style-name="ce3" office:value-type="float" office:value="820770000" calcext:value-type="float">
            <text:p>8.21E+08</text:p>
          </table:table-cell>
          <table:table-cell table:style-name="ce3" office:value-type="float" office:value="651450000" calcext:value-type="float">
            <text:p>6.51E+08</text:p>
          </table:table-cell>
          <table:table-cell table:style-name="ce3" office:value-type="float" office:value="1911600000" calcext:value-type="float">
            <text:p>1.91E+09</text:p>
          </table:table-cell>
          <table:table-cell table:style-name="ce3" office:value-type="float" office:value="814020000" calcext:value-type="float">
            <text:p>8.14E+08</text:p>
          </table:table-cell>
          <table:table-cell table:style-name="ce3" office:value-type="float" office:value="5414900000" calcext:value-type="float">
            <text:p>5.41E+09</text:p>
          </table:table-cell>
          <table:table-cell table:style-name="ce3" office:value-type="float" office:value="1150800000" calcext:value-type="float">
            <text:p>1.15E+09</text:p>
          </table:table-cell>
          <table:table-cell table:style-name="ce3" office:value-type="float" office:value="1223700000" calcext:value-type="float">
            <text:p>1.22E+09</text:p>
          </table:table-cell>
          <table:table-cell table:style-name="ce3" office:value-type="float" office:value="2556600000" calcext:value-type="float">
            <text:p>2.56E+09</text:p>
          </table:table-cell>
          <table:table-cell table:style-name="ce3" office:value-type="float" office:value="1583400000" calcext:value-type="float">
            <text:p>1.58E+09</text:p>
          </table:table-cell>
          <table:table-cell table:style-name="ce3" office:value-type="float" office:value="3432800000" calcext:value-type="float">
            <text:p>3.43E+09</text:p>
          </table:table-cell>
          <table:table-cell table:style-name="ce3" office:value-type="float" office:value="1752700000" calcext:value-type="float">
            <text:p>1.75E+09</text:p>
          </table:table-cell>
          <table:table-cell table:style-name="ce3" office:value-type="float" office:value="824590000" calcext:value-type="float">
            <text:p>8.25E+08</text:p>
          </table:table-cell>
          <table:table-cell table:style-name="ce3" office:value-type="float" office:value="3302800000" calcext:value-type="float">
            <text:p>3.30E+09</text:p>
          </table:table-cell>
          <table:table-cell table:style-name="ce3" office:value-type="float" office:value="1744800000" calcext:value-type="float">
            <text:p>1.74E+09</text:p>
          </table:table-cell>
          <table:table-cell table:style-name="ce3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WITCH(ISR=10)</text:p>
          </table:table-cell>
          <table:table-cell table:style-name="ce3" office:value-type="float" office:value="1441100000" calcext:value-type="float">
            <text:p>1.44E+09</text:p>
          </table:table-cell>
          <table:table-cell table:style-name="ce3" office:value-type="float" office:value="2380000000" calcext:value-type="float">
            <text:p>2.38E+09</text:p>
          </table:table-cell>
          <table:table-cell table:style-name="ce3" office:value-type="float" office:value="1422000000" calcext:value-type="float">
            <text:p>1.42E+09</text:p>
          </table:table-cell>
          <table:table-cell table:style-name="ce3" office:value-type="float" office:value="1206100000" calcext:value-type="float">
            <text:p>1.21E+09</text:p>
          </table:table-cell>
          <table:table-cell table:style-name="ce3" office:value-type="float" office:value="822050000" calcext:value-type="float">
            <text:p>8.22E+08</text:p>
          </table:table-cell>
          <table:table-cell table:style-name="ce3" office:value-type="float" office:value="661440000" calcext:value-type="float">
            <text:p>6.61E+08</text:p>
          </table:table-cell>
          <table:table-cell table:style-name="ce3" office:value-type="float" office:value="1982000000" calcext:value-type="float">
            <text:p>1.98E+09</text:p>
          </table:table-cell>
          <table:table-cell table:style-name="ce3" office:value-type="float" office:value="1001200000" calcext:value-type="float">
            <text:p>1.00E+09</text:p>
          </table:table-cell>
          <table:table-cell table:style-name="ce3" office:value-type="float" office:value="5414900000" calcext:value-type="float">
            <text:p>5.41E+09</text:p>
          </table:table-cell>
          <table:table-cell table:style-name="ce3" office:value-type="float" office:value="1151300000" calcext:value-type="float">
            <text:p>1.15E+09</text:p>
          </table:table-cell>
          <table:table-cell table:style-name="ce3" office:value-type="float" office:value="1231400000" calcext:value-type="float">
            <text:p>1.23E+09</text:p>
          </table:table-cell>
          <table:table-cell table:style-name="ce3" office:value-type="float" office:value="2243300000" calcext:value-type="float">
            <text:p>2.24E+09</text:p>
          </table:table-cell>
          <table:table-cell table:style-name="ce3" office:value-type="float" office:value="2911600000" calcext:value-type="float">
            <text:p>2.91E+09</text:p>
          </table:table-cell>
          <table:table-cell table:style-name="ce3" office:value-type="float" office:value="3436300000" calcext:value-type="float">
            <text:p>3.44E+09</text:p>
          </table:table-cell>
          <table:table-cell table:style-name="ce3" office:value-type="float" office:value="1725600000" calcext:value-type="float">
            <text:p>1.73E+09</text:p>
          </table:table-cell>
          <table:table-cell table:style-name="ce3" office:value-type="float" office:value="862920000" calcext:value-type="float">
            <text:p>8.63E+08</text:p>
          </table:table-cell>
          <table:table-cell table:style-name="ce3" office:value-type="float" office:value="3302800000" calcext:value-type="float">
            <text:p>3.30E+09</text:p>
          </table:table-cell>
          <table:table-cell table:style-name="ce3" office:value-type="float" office:value="1697700000" calcext:value-type="float">
            <text:p>1.70E+09</text:p>
          </table:table-cell>
          <table:table-cell table:style-name="ce3"/>
          <table:table-cell/>
        </table:table-row>
        <table:table-row table:style-name="ro1" table:number-rows-repeated="4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5" office:value-type="string" calcext:value-type="string">
            <text:p>xz </text:p>
          </table:table-cell>
          <table:table-cell table:style-name="ce5" office:value-type="string" calcext:value-type="string">
            <text:p>bwaves </text:p>
          </table:table-cell>
          <table:table-cell table:style-name="ce5" office:value-type="string" calcext:value-type="string">
            <text:p>cactuBSSN </text:p>
          </table:table-cell>
          <table:table-cell table:style-name="ce5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5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table:style-name="ce5" office:value-type="string" calcext:value-type="string">
            <text:p>pop2 </text:p>
          </table:table-cell>
          <table:table-cell table:style-name="ce5" office:value-type="string" calcext:value-type="string">
            <text:p>roms </text:p>
          </table:table-cell>
          <table:table-cell/>
          <table:table-cell office:value-type="string" calcext:value-type="string">
            <text:p>GM</text:p>
          </table:table-cell>
        </table:table-row>
        <table:table-row table:style-name="ro1">
          <table:table-cell/>
          <table:table-cell office:value-type="string" calcext:value-type="string">
            <text:p>AGGRESSIVE</text:p>
          </table:table-cell>
          <table:table-cell table:formula="of:=[.C7]/[.C$6]" office:value-type="float" office:value="0.153751471690035" calcext:value-type="float">
            <text:p>0.153751471690035</text:p>
          </table:table-cell>
          <table:table-cell table:formula="of:=[.D7]/[.D$6]" office:value-type="float" office:value="0.0889743046517963" calcext:value-type="float">
            <text:p>0.088974304651796</text:p>
          </table:table-cell>
          <table:table-cell table:formula="of:=[.E7]/[.E$6]" office:value-type="float" office:value="0.147378645112312" calcext:value-type="float">
            <text:p>0.147378645112312</text:p>
          </table:table-cell>
          <table:table-cell table:formula="of:=[.F7]/[.F$6]" office:value-type="float" office:value="0.128946238503085" calcext:value-type="float">
            <text:p>0.128946238503085</text:p>
          </table:table-cell>
          <table:table-cell table:formula="of:=[.G7]/[.G$6]" office:value-type="float" office:value="0.13806055508831" calcext:value-type="float">
            <text:p>0.13806055508831</text:p>
          </table:table-cell>
          <table:table-cell table:formula="of:=[.H7]/[.H$6]" office:value-type="float" office:value="0.106060403693006" calcext:value-type="float">
            <text:p>0.106060403693006</text:p>
          </table:table-cell>
          <table:table-cell table:formula="of:=[.I7]/[.I$6]" office:value-type="float" office:value="0.167108777747076" calcext:value-type="float">
            <text:p>0.167108777747076</text:p>
          </table:table-cell>
          <table:table-cell table:formula="of:=[.J7]/[.J$6]" office:value-type="float" office:value="0.130154461569491" calcext:value-type="float">
            <text:p>0.130154461569491</text:p>
          </table:table-cell>
          <table:table-cell table:formula="of:=[.K7]/[.K$6]" office:value-type="float" office:value="0.0900594497442278" calcext:value-type="float">
            <text:p>0.090059449744228</text:p>
          </table:table-cell>
          <table:table-cell table:formula="of:=[.L7]/[.L$6]" office:value-type="float" office:value="0.296747605917756" calcext:value-type="float">
            <text:p>0.296747605917756</text:p>
          </table:table-cell>
          <table:table-cell table:formula="of:=[.M7]/[.M$6]" office:value-type="float" office:value="0.323801827562628" calcext:value-type="float">
            <text:p>0.323801827562628</text:p>
          </table:table-cell>
          <table:table-cell table:formula="of:=[.N7]/[.N$6]" office:value-type="float" office:value="0.162871357867526" calcext:value-type="float">
            <text:p>0.162871357867526</text:p>
          </table:table-cell>
          <table:table-cell table:formula="of:=[.O7]/[.O$6]" office:value-type="float" office:value="0.162703713598718" calcext:value-type="float">
            <text:p>0.162703713598718</text:p>
          </table:table-cell>
          <table:table-cell table:formula="of:=[.P7]/[.P$6]" office:value-type="float" office:value="0.1107330846725" calcext:value-type="float">
            <text:p>0.1107330846725</text:p>
          </table:table-cell>
          <table:table-cell table:formula="of:=[.Q7]/[.Q$6]" office:value-type="float" office:value="0.332754830498669" calcext:value-type="float">
            <text:p>0.332754830498669</text:p>
          </table:table-cell>
          <table:table-cell table:formula="of:=[.R7]/[.R$6]" office:value-type="float" office:value="0.152013958495749" calcext:value-type="float">
            <text:p>0.152013958495749</text:p>
          </table:table-cell>
          <table:table-cell table:formula="of:=[.S7]/[.S$6]" office:value-type="float" office:value="0.085441199978686" calcext:value-type="float">
            <text:p>0.085441199978686</text:p>
          </table:table-cell>
          <table:table-cell table:formula="of:=[.T7]/[.T$6]" office:value-type="float" office:value="0.323835894400879" calcext:value-type="float">
            <text:p>0.323835894400879</text:p>
          </table:table-cell>
          <table:table-cell/>
          <table:table-cell table:formula="of:=GEOMEAN([.C16:.T16])" office:value-type="float" office:value="0.155850027246552" calcext:value-type="float">
            <text:p>0.155850027246552</text:p>
          </table:table-cell>
        </table:table-row>
        <table:table-row table:style-name="ro1">
          <table:table-cell/>
          <table:table-cell office:value-type="string" calcext:value-type="string">
            <text:p>CONSERVATIVE</text:p>
          </table:table-cell>
          <table:table-cell table:formula="of:=[.C8]/[.C$6]" office:value-type="float" office:value="0.336176816868244" calcext:value-type="float">
            <text:p>0.336176816868244</text:p>
          </table:table-cell>
          <table:table-cell table:formula="of:=[.D8]/[.D$6]" office:value-type="float" office:value="0.377425017402621" calcext:value-type="float">
            <text:p>0.377425017402621</text:p>
          </table:table-cell>
          <table:table-cell table:formula="of:=[.E8]/[.E$6]" office:value-type="float" office:value="0.327993122850891" calcext:value-type="float">
            <text:p>0.327993122850891</text:p>
          </table:table-cell>
          <table:table-cell table:formula="of:=[.F8]/[.F$6]" office:value-type="float" office:value="0.307484576619737" calcext:value-type="float">
            <text:p>0.307484576619737</text:p>
          </table:table-cell>
          <table:table-cell table:formula="of:=[.G8]/[.G$6]" office:value-type="float" office:value="0.322119428090833" calcext:value-type="float">
            <text:p>0.322119428090833</text:p>
          </table:table-cell>
          <table:table-cell table:formula="of:=[.H8]/[.H$6]" office:value-type="float" office:value="0.343589829206805" calcext:value-type="float">
            <text:p>0.343589829206805</text:p>
          </table:table-cell>
          <table:table-cell table:formula="of:=[.I8]/[.I$6]" office:value-type="float" office:value="0.350253292806484" calcext:value-type="float">
            <text:p>0.350253292806484</text:p>
          </table:table-cell>
          <table:table-cell table:formula="of:=[.J8]/[.J$6]" office:value-type="float" office:value="0.333815150343715" calcext:value-type="float">
            <text:p>0.333815150343715</text:p>
          </table:table-cell>
          <table:table-cell table:formula="of:=[.K8]/[.K$6]" office:value-type="float" office:value="0.374595603484032" calcext:value-type="float">
            <text:p>0.374595603484032</text:p>
          </table:table-cell>
          <table:table-cell table:formula="of:=[.L8]/[.L$6]" office:value-type="float" office:value="0.341367962287646" calcext:value-type="float">
            <text:p>0.341367962287646</text:p>
          </table:table-cell>
          <table:table-cell table:formula="of:=[.M8]/[.M$6]" office:value-type="float" office:value="0.383446260956051" calcext:value-type="float">
            <text:p>0.383446260956051</text:p>
          </table:table-cell>
          <table:table-cell table:formula="of:=[.N8]/[.N$6]" office:value-type="float" office:value="0.366817786206986" calcext:value-type="float">
            <text:p>0.366817786206986</text:p>
          </table:table-cell>
          <table:table-cell table:formula="of:=[.O8]/[.O$6]" office:value-type="float" office:value="0.369982942518342" calcext:value-type="float">
            <text:p>0.369982942518342</text:p>
          </table:table-cell>
          <table:table-cell table:formula="of:=[.P8]/[.P$6]" office:value-type="float" office:value="0.399449227873253" calcext:value-type="float">
            <text:p>0.399449227873253</text:p>
          </table:table-cell>
          <table:table-cell table:formula="of:=[.Q8]/[.Q$6]" office:value-type="float" office:value="0.406899610474758" calcext:value-type="float">
            <text:p>0.406899610474758</text:p>
          </table:table-cell>
          <table:table-cell table:formula="of:=[.R8]/[.R$6]" office:value-type="float" office:value="0.257415450866837" calcext:value-type="float">
            <text:p>0.257415450866837</text:p>
          </table:table-cell>
          <table:table-cell table:formula="of:=[.S8]/[.S$6]" office:value-type="float" office:value="0.440613843448607" calcext:value-type="float">
            <text:p>0.440613843448607</text:p>
          </table:table-cell>
          <table:table-cell table:formula="of:=[.T8]/[.T$6]" office:value-type="float" office:value="0.382025321806768" calcext:value-type="float">
            <text:p>0.382025321806768</text:p>
          </table:table-cell>
          <table:table-cell/>
          <table:table-cell table:formula="of:=GEOMEAN([.C17:.T17])" office:value-type="float" office:value="0.354354711068205" calcext:value-type="float">
            <text:p>0.354354711068205</text:p>
          </table:table-cell>
        </table:table-row>
        <table:table-row table:style-name="ro1">
          <table:table-cell/>
          <table:table-cell office:value-type="string" calcext:value-type="string">
            <text:p>SWITCH(IPC=3.5)</text:p>
          </table:table-cell>
          <table:table-cell table:formula="of:=[.C9]/[.C$6]" office:value-type="float" office:value="0.153751471690035" calcext:value-type="float">
            <text:p>0.153751471690035</text:p>
          </table:table-cell>
          <table:table-cell table:formula="of:=[.D9]/[.D$6]" office:value-type="float" office:value="0.16677763990194" calcext:value-type="float">
            <text:p>0.16677763990194</text:p>
          </table:table-cell>
          <table:table-cell table:formula="of:=[.E9]/[.E$6]" office:value-type="float" office:value="0.160183986067075" calcext:value-type="float">
            <text:p>0.160183986067075</text:p>
          </table:table-cell>
          <table:table-cell table:formula="of:=[.F9]/[.F$6]" office:value-type="float" office:value="0.132810557953493" calcext:value-type="float">
            <text:p>0.132810557953493</text:p>
          </table:table-cell>
          <table:table-cell table:formula="of:=[.G9]/[.G$6]" office:value-type="float" office:value="0.13806055508831" calcext:value-type="float">
            <text:p>0.13806055508831</text:p>
          </table:table-cell>
          <table:table-cell table:formula="of:=[.H9]/[.H$6]" office:value-type="float" office:value="0.108761707598043" calcext:value-type="float">
            <text:p>0.108761707598043</text:p>
          </table:table-cell>
          <table:table-cell table:formula="of:=[.I9]/[.I$6]" office:value-type="float" office:value="0.176070737772865" calcext:value-type="float">
            <text:p>0.176070737772865</text:p>
          </table:table-cell>
          <table:table-cell table:formula="of:=[.J9]/[.J$6]" office:value-type="float" office:value="0.136816982368859" calcext:value-type="float">
            <text:p>0.136816982368859</text:p>
          </table:table-cell>
          <table:table-cell table:formula="of:=[.K9]/[.K$6]" office:value-type="float" office:value="0.374319093045762" calcext:value-type="float">
            <text:p>0.374319093045762</text:p>
          </table:table-cell>
          <table:table-cell table:formula="of:=[.L9]/[.L$6]" office:value-type="float" office:value="0.341190073823712" calcext:value-type="float">
            <text:p>0.341190073823712</text:p>
          </table:table-cell>
          <table:table-cell table:formula="of:=[.M9]/[.M$6]" office:value-type="float" office:value="0.380338161248213" calcext:value-type="float">
            <text:p>0.380338161248213</text:p>
          </table:table-cell>
          <table:table-cell table:formula="of:=[.N9]/[.N$6]" office:value-type="float" office:value="0.332107922734181" calcext:value-type="float">
            <text:p>0.332107922734181</text:p>
          </table:table-cell>
          <table:table-cell table:formula="of:=[.O9]/[.O$6]" office:value-type="float" office:value="0.162703713598718" calcext:value-type="float">
            <text:p>0.162703713598718</text:p>
          </table:table-cell>
          <table:table-cell table:formula="of:=[.P9]/[.P$6]" office:value-type="float" office:value="0.398879864282311" calcext:value-type="float">
            <text:p>0.398879864282311</text:p>
          </table:table-cell>
          <table:table-cell table:formula="of:=[.Q9]/[.Q$6]" office:value-type="float" office:value="0.337980639438467" calcext:value-type="float">
            <text:p>0.337980639438467</text:p>
          </table:table-cell>
          <table:table-cell table:formula="of:=[.R9]/[.R$6]" office:value-type="float" office:value="0.153058989494005" calcext:value-type="float">
            <text:p>0.153058989494005</text:p>
          </table:table-cell>
          <table:table-cell table:formula="of:=[.S9]/[.S$6]" office:value-type="float" office:value="0.439974423189641" calcext:value-type="float">
            <text:p>0.439974423189641</text:p>
          </table:table-cell>
          <table:table-cell table:formula="of:=[.T9]/[.T$6]" office:value-type="float" office:value="0.368793726617489" calcext:value-type="float">
            <text:p>0.368793726617489</text:p>
          </table:table-cell>
          <table:table-cell/>
          <table:table-cell table:formula="of:=GEOMEAN([.C18:.T18])" office:value-type="float" office:value="0.22213399049968" calcext:value-type="float">
            <text:p>0.22213399049968</text:p>
          </table:table-cell>
        </table:table-row>
        <table:table-row table:style-name="ro1">
          <table:table-cell/>
          <table:table-cell office:value-type="string" calcext:value-type="string">
            <text:p>SWITCH(ISR=10)</text:p>
          </table:table-cell>
          <table:table-cell table:formula="of:=[.C10]/[.C$6]" office:value-type="float" office:value="0.154243818901852" calcext:value-type="float">
            <text:p>0.154243818901852</text:p>
          </table:table-cell>
          <table:table-cell table:formula="of:=[.D10]/[.D$6]" office:value-type="float" office:value="0.360158590841682" calcext:value-type="float">
            <text:p>0.360158590841682</text:p>
          </table:table-cell>
          <table:table-cell table:formula="of:=[.E10]/[.E$6]" office:value-type="float" office:value="0.158754968070379" calcext:value-type="float">
            <text:p>0.158754968070379</text:p>
          </table:table-cell>
          <table:table-cell table:formula="of:=[.F10]/[.F$6]" office:value-type="float" office:value="0.136279406115116" calcext:value-type="float">
            <text:p>0.136279406115116</text:p>
          </table:table-cell>
          <table:table-cell table:formula="of:=[.G10]/[.G$6]" office:value-type="float" office:value="0.138275862068966" calcext:value-type="float">
            <text:p>0.138275862068966</text:p>
          </table:table-cell>
          <table:table-cell table:formula="of:=[.H10]/[.H$6]" office:value-type="float" office:value="0.110429570763143" calcext:value-type="float">
            <text:p>0.110429570763143</text:p>
          </table:table-cell>
          <table:table-cell table:formula="of:=[.I10]/[.I$6]" office:value-type="float" office:value="0.182555033618863" calcext:value-type="float">
            <text:p>0.182555033618863</text:p>
          </table:table-cell>
          <table:table-cell table:formula="of:=[.J10]/[.J$6]" office:value-type="float" office:value="0.168277392137419" calcext:value-type="float">
            <text:p>0.168277392137419</text:p>
          </table:table-cell>
          <table:table-cell table:formula="of:=[.K10]/[.K$6]" office:value-type="float" office:value="0.374319093045762" calcext:value-type="float">
            <text:p>0.374319093045762</text:p>
          </table:table-cell>
          <table:table-cell table:formula="of:=[.L10]/[.L$6]" office:value-type="float" office:value="0.341338314210323" calcext:value-type="float">
            <text:p>0.341338314210323</text:p>
          </table:table-cell>
          <table:table-cell table:formula="of:=[.M10]/[.M$6]" office:value-type="float" office:value="0.382731398023249" calcext:value-type="float">
            <text:p>0.382731398023249</text:p>
          </table:table-cell>
          <table:table-cell table:formula="of:=[.N10]/[.N$6]" office:value-type="float" office:value="0.291409568594848" calcext:value-type="float">
            <text:p>0.291409568594848</text:p>
          </table:table-cell>
          <table:table-cell table:formula="of:=[.O10]/[.O$6]" office:value-type="float" office:value="0.299184118045994" calcext:value-type="float">
            <text:p>0.299184118045994</text:p>
          </table:table-cell>
          <table:table-cell table:formula="of:=[.P10]/[.P$6]" office:value-type="float" office:value="0.399286552561555" calcext:value-type="float">
            <text:p>0.399286552561555</text:p>
          </table:table-cell>
          <table:table-cell table:formula="of:=[.Q10]/[.Q$6]" office:value-type="float" office:value="0.332754830498669" calcext:value-type="float">
            <text:p>0.332754830498669</text:p>
          </table:table-cell>
          <table:table-cell table:formula="of:=[.R10]/[.R$6]" office:value-type="float" office:value="0.160173738723689" calcext:value-type="float">
            <text:p>0.160173738723689</text:p>
          </table:table-cell>
          <table:table-cell table:formula="of:=[.S10]/[.S$6]" office:value-type="float" office:value="0.439974423189641" calcext:value-type="float">
            <text:p>0.439974423189641</text:p>
          </table:table-cell>
          <table:table-cell table:formula="of:=[.T10]/[.T$6]" office:value-type="float" office:value="0.358838325125235" calcext:value-type="float">
            <text:p>0.358838325125235</text:p>
          </table:table-cell>
          <table:table-cell/>
          <table:table-cell table:formula="of:=GEOMEAN([.C19:.T19])" office:value-type="float" office:value="0.241954309745052" calcext:value-type="float">
            <text:p>0.241954309745052</text:p>
          </table:table-cell>
        </table:table-row>
        <table:table-row table:style-name="ro1" table:number-rows-repeated="4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5" office:value-type="string" calcext:value-type="string">
            <text:p>xz </text:p>
          </table:table-cell>
          <table:table-cell table:style-name="ce5" office:value-type="string" calcext:value-type="string">
            <text:p>bwaves </text:p>
          </table:table-cell>
          <table:table-cell table:style-name="ce5" office:value-type="string" calcext:value-type="string">
            <text:p>cactuBSSN </text:p>
          </table:table-cell>
          <table:table-cell table:style-name="ce5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5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table:style-name="ce5" office:value-type="string" calcext:value-type="string">
            <text:p>pop2 </text:p>
          </table:table-cell>
          <table:table-cell table:style-name="ce5" office:value-type="string" calcext:value-type="string">
            <text:p>roms </text:p>
          </table:table-cell>
          <table:table-cell/>
          <table:table-cell office:value-type="string" calcext:value-type="string">
            <text:p>GM</text:p>
          </table:table-cell>
        </table:table-row>
        <table:table-row table:style-name="ro1">
          <table:table-cell/>
          <table:table-cell office:value-type="string" calcext:value-type="string">
            <text:p>AGGRESSIVE</text:p>
          </table:table-cell>
          <table:table-cell table:formula="of:=[.C16]*100" office:value-type="float" office:value="15.3751471690035" calcext:value-type="float">
            <text:p>15.3751471690035</text:p>
          </table:table-cell>
          <table:table-cell table:formula="of:=[.D16]*100" office:value-type="float" office:value="8.89743046517963" calcext:value-type="float">
            <text:p>8.89743046517963</text:p>
          </table:table-cell>
          <table:table-cell table:formula="of:=[.E16]*100" office:value-type="float" office:value="14.7378645112312" calcext:value-type="float">
            <text:p>14.7378645112312</text:p>
          </table:table-cell>
          <table:table-cell table:formula="of:=[.F16]*100" office:value-type="float" office:value="12.8946238503085" calcext:value-type="float">
            <text:p>12.8946238503085</text:p>
          </table:table-cell>
          <table:table-cell table:formula="of:=[.G16]*100" office:value-type="float" office:value="13.806055508831" calcext:value-type="float">
            <text:p>13.806055508831</text:p>
          </table:table-cell>
          <table:table-cell table:formula="of:=[.H16]*100" office:value-type="float" office:value="10.6060403693006" calcext:value-type="float">
            <text:p>10.6060403693006</text:p>
          </table:table-cell>
          <table:table-cell table:formula="of:=[.I16]*100" office:value-type="float" office:value="16.7108777747076" calcext:value-type="float">
            <text:p>16.7108777747076</text:p>
          </table:table-cell>
          <table:table-cell table:formula="of:=[.J16]*100" office:value-type="float" office:value="13.0154461569491" calcext:value-type="float">
            <text:p>13.0154461569491</text:p>
          </table:table-cell>
          <table:table-cell table:formula="of:=[.K16]*100" office:value-type="float" office:value="9.00594497442278" calcext:value-type="float">
            <text:p>9.00594497442278</text:p>
          </table:table-cell>
          <table:table-cell table:formula="of:=[.L16]*100" office:value-type="float" office:value="29.6747605917756" calcext:value-type="float">
            <text:p>29.6747605917756</text:p>
          </table:table-cell>
          <table:table-cell table:formula="of:=[.M16]*100" office:value-type="float" office:value="32.3801827562628" calcext:value-type="float">
            <text:p>32.3801827562628</text:p>
          </table:table-cell>
          <table:table-cell table:formula="of:=[.N16]*100" office:value-type="float" office:value="16.2871357867526" calcext:value-type="float">
            <text:p>16.2871357867526</text:p>
          </table:table-cell>
          <table:table-cell table:formula="of:=[.O16]*100" office:value-type="float" office:value="16.2703713598718" calcext:value-type="float">
            <text:p>16.2703713598718</text:p>
          </table:table-cell>
          <table:table-cell table:formula="of:=[.P16]*100" office:value-type="float" office:value="11.07330846725" calcext:value-type="float">
            <text:p>11.07330846725</text:p>
          </table:table-cell>
          <table:table-cell table:formula="of:=[.Q16]*100" office:value-type="float" office:value="33.2754830498669" calcext:value-type="float">
            <text:p>33.2754830498669</text:p>
          </table:table-cell>
          <table:table-cell table:formula="of:=[.R16]*100" office:value-type="float" office:value="15.2013958495749" calcext:value-type="float">
            <text:p>15.2013958495749</text:p>
          </table:table-cell>
          <table:table-cell table:formula="of:=[.S16]*100" office:value-type="float" office:value="8.5441199978686" calcext:value-type="float">
            <text:p>8.5441199978686</text:p>
          </table:table-cell>
          <table:table-cell table:formula="of:=[.T16]*100" office:value-type="float" office:value="32.3835894400879" calcext:value-type="float">
            <text:p>32.3835894400879</text:p>
          </table:table-cell>
          <table:table-cell/>
          <table:table-cell table:formula="of:=[.V16]*100" office:value-type="float" office:value="15.5850027246552" calcext:value-type="float">
            <text:p>15.5850027246552</text:p>
          </table:table-cell>
        </table:table-row>
        <table:table-row table:style-name="ro1">
          <table:table-cell/>
          <table:table-cell office:value-type="string" calcext:value-type="string">
            <text:p>CONSERVATIVE</text:p>
          </table:table-cell>
          <table:table-cell table:formula="of:=[.C17]*100" office:value-type="float" office:value="33.6176816868244" calcext:value-type="float">
            <text:p>33.6176816868244</text:p>
          </table:table-cell>
          <table:table-cell table:formula="of:=[.D17]*100" office:value-type="float" office:value="37.7425017402621" calcext:value-type="float">
            <text:p>37.7425017402621</text:p>
          </table:table-cell>
          <table:table-cell table:formula="of:=[.E17]*100" office:value-type="float" office:value="32.7993122850891" calcext:value-type="float">
            <text:p>32.7993122850891</text:p>
          </table:table-cell>
          <table:table-cell table:formula="of:=[.F17]*100" office:value-type="float" office:value="30.7484576619737" calcext:value-type="float">
            <text:p>30.7484576619737</text:p>
          </table:table-cell>
          <table:table-cell table:formula="of:=[.G17]*100" office:value-type="float" office:value="32.2119428090833" calcext:value-type="float">
            <text:p>32.2119428090833</text:p>
          </table:table-cell>
          <table:table-cell table:formula="of:=[.H17]*100" office:value-type="float" office:value="34.3589829206805" calcext:value-type="float">
            <text:p>34.3589829206805</text:p>
          </table:table-cell>
          <table:table-cell table:formula="of:=[.I17]*100" office:value-type="float" office:value="35.0253292806484" calcext:value-type="float">
            <text:p>35.0253292806484</text:p>
          </table:table-cell>
          <table:table-cell table:formula="of:=[.J17]*100" office:value-type="float" office:value="33.3815150343715" calcext:value-type="float">
            <text:p>33.3815150343715</text:p>
          </table:table-cell>
          <table:table-cell table:formula="of:=[.K17]*100" office:value-type="float" office:value="37.4595603484032" calcext:value-type="float">
            <text:p>37.4595603484032</text:p>
          </table:table-cell>
          <table:table-cell table:formula="of:=[.L17]*100" office:value-type="float" office:value="34.1367962287646" calcext:value-type="float">
            <text:p>34.1367962287646</text:p>
          </table:table-cell>
          <table:table-cell table:formula="of:=[.M17]*100" office:value-type="float" office:value="38.3446260956051" calcext:value-type="float">
            <text:p>38.3446260956051</text:p>
          </table:table-cell>
          <table:table-cell table:formula="of:=[.N17]*100" office:value-type="float" office:value="36.6817786206986" calcext:value-type="float">
            <text:p>36.6817786206986</text:p>
          </table:table-cell>
          <table:table-cell table:formula="of:=[.O17]*100" office:value-type="float" office:value="36.9982942518342" calcext:value-type="float">
            <text:p>36.9982942518342</text:p>
          </table:table-cell>
          <table:table-cell table:formula="of:=[.P17]*100" office:value-type="float" office:value="39.9449227873253" calcext:value-type="float">
            <text:p>39.9449227873253</text:p>
          </table:table-cell>
          <table:table-cell table:formula="of:=[.Q17]*100" office:value-type="float" office:value="40.6899610474758" calcext:value-type="float">
            <text:p>40.6899610474758</text:p>
          </table:table-cell>
          <table:table-cell table:formula="of:=[.R17]*100" office:value-type="float" office:value="25.7415450866837" calcext:value-type="float">
            <text:p>25.7415450866837</text:p>
          </table:table-cell>
          <table:table-cell table:formula="of:=[.S17]*100" office:value-type="float" office:value="44.0613843448607" calcext:value-type="float">
            <text:p>44.0613843448607</text:p>
          </table:table-cell>
          <table:table-cell table:formula="of:=[.T17]*100" office:value-type="float" office:value="38.2025321806768" calcext:value-type="float">
            <text:p>38.2025321806768</text:p>
          </table:table-cell>
          <table:table-cell/>
          <table:table-cell table:formula="of:=[.V17]*100" office:value-type="float" office:value="35.4354711068205" calcext:value-type="float">
            <text:p>35.4354711068205</text:p>
          </table:table-cell>
        </table:table-row>
        <table:table-row table:style-name="ro1">
          <table:table-cell/>
          <table:table-cell office:value-type="string" calcext:value-type="string">
            <text:p>SWITCH(IPC=3.5)</text:p>
          </table:table-cell>
          <table:table-cell table:formula="of:=[.C18]*100" office:value-type="float" office:value="15.3751471690035" calcext:value-type="float">
            <text:p>15.3751471690035</text:p>
          </table:table-cell>
          <table:table-cell table:formula="of:=[.D18]*100" office:value-type="float" office:value="16.677763990194" calcext:value-type="float">
            <text:p>16.677763990194</text:p>
          </table:table-cell>
          <table:table-cell table:formula="of:=[.E18]*100" office:value-type="float" office:value="16.0183986067075" calcext:value-type="float">
            <text:p>16.0183986067075</text:p>
          </table:table-cell>
          <table:table-cell table:formula="of:=[.F18]*100" office:value-type="float" office:value="13.2810557953493" calcext:value-type="float">
            <text:p>13.2810557953493</text:p>
          </table:table-cell>
          <table:table-cell table:formula="of:=[.G18]*100" office:value-type="float" office:value="13.806055508831" calcext:value-type="float">
            <text:p>13.806055508831</text:p>
          </table:table-cell>
          <table:table-cell table:formula="of:=[.H18]*100" office:value-type="float" office:value="10.8761707598043" calcext:value-type="float">
            <text:p>10.8761707598043</text:p>
          </table:table-cell>
          <table:table-cell table:formula="of:=[.I18]*100" office:value-type="float" office:value="17.6070737772865" calcext:value-type="float">
            <text:p>17.6070737772865</text:p>
          </table:table-cell>
          <table:table-cell table:formula="of:=[.J18]*100" office:value-type="float" office:value="13.6816982368859" calcext:value-type="float">
            <text:p>13.6816982368859</text:p>
          </table:table-cell>
          <table:table-cell table:formula="of:=[.K18]*100" office:value-type="float" office:value="37.4319093045762" calcext:value-type="float">
            <text:p>37.4319093045762</text:p>
          </table:table-cell>
          <table:table-cell table:formula="of:=[.L18]*100" office:value-type="float" office:value="34.1190073823712" calcext:value-type="float">
            <text:p>34.1190073823712</text:p>
          </table:table-cell>
          <table:table-cell table:formula="of:=[.M18]*100" office:value-type="float" office:value="38.0338161248213" calcext:value-type="float">
            <text:p>38.0338161248213</text:p>
          </table:table-cell>
          <table:table-cell table:formula="of:=[.N18]*100" office:value-type="float" office:value="33.2107922734181" calcext:value-type="float">
            <text:p>33.2107922734181</text:p>
          </table:table-cell>
          <table:table-cell table:formula="of:=[.O18]*100" office:value-type="float" office:value="16.2703713598718" calcext:value-type="float">
            <text:p>16.2703713598718</text:p>
          </table:table-cell>
          <table:table-cell table:formula="of:=[.P18]*100" office:value-type="float" office:value="39.8879864282311" calcext:value-type="float">
            <text:p>39.8879864282311</text:p>
          </table:table-cell>
          <table:table-cell table:formula="of:=[.Q18]*100" office:value-type="float" office:value="33.7980639438467" calcext:value-type="float">
            <text:p>33.7980639438467</text:p>
          </table:table-cell>
          <table:table-cell table:formula="of:=[.R18]*100" office:value-type="float" office:value="15.3058989494005" calcext:value-type="float">
            <text:p>15.3058989494005</text:p>
          </table:table-cell>
          <table:table-cell table:formula="of:=[.S18]*100" office:value-type="float" office:value="43.9974423189641" calcext:value-type="float">
            <text:p>43.9974423189641</text:p>
          </table:table-cell>
          <table:table-cell table:formula="of:=[.T18]*100" office:value-type="float" office:value="36.8793726617489" calcext:value-type="float">
            <text:p>36.8793726617489</text:p>
          </table:table-cell>
          <table:table-cell/>
          <table:table-cell table:formula="of:=[.V18]*100" office:value-type="float" office:value="22.213399049968" calcext:value-type="float">
            <text:p>22.213399049968</text:p>
          </table:table-cell>
        </table:table-row>
        <table:table-row table:style-name="ro1">
          <table:table-cell/>
          <table:table-cell office:value-type="string" calcext:value-type="string">
            <text:p>SWITCH(ISR=10)</text:p>
          </table:table-cell>
          <table:table-cell table:formula="of:=[.C19]*100" office:value-type="float" office:value="15.4243818901852" calcext:value-type="float">
            <text:p>15.4243818901852</text:p>
          </table:table-cell>
          <table:table-cell table:formula="of:=[.D19]*100" office:value-type="float" office:value="36.0158590841682" calcext:value-type="float">
            <text:p>36.0158590841682</text:p>
          </table:table-cell>
          <table:table-cell table:formula="of:=[.E19]*100" office:value-type="float" office:value="15.8754968070379" calcext:value-type="float">
            <text:p>15.8754968070379</text:p>
          </table:table-cell>
          <table:table-cell table:formula="of:=[.F19]*100" office:value-type="float" office:value="13.6279406115116" calcext:value-type="float">
            <text:p>13.6279406115116</text:p>
          </table:table-cell>
          <table:table-cell table:formula="of:=[.G19]*100" office:value-type="float" office:value="13.8275862068966" calcext:value-type="float">
            <text:p>13.8275862068966</text:p>
          </table:table-cell>
          <table:table-cell table:formula="of:=[.H19]*100" office:value-type="float" office:value="11.0429570763143" calcext:value-type="float">
            <text:p>11.0429570763143</text:p>
          </table:table-cell>
          <table:table-cell table:formula="of:=[.I19]*100" office:value-type="float" office:value="18.2555033618863" calcext:value-type="float">
            <text:p>18.2555033618863</text:p>
          </table:table-cell>
          <table:table-cell table:formula="of:=[.J19]*100" office:value-type="float" office:value="16.8277392137419" calcext:value-type="float">
            <text:p>16.8277392137419</text:p>
          </table:table-cell>
          <table:table-cell table:formula="of:=[.K19]*100" office:value-type="float" office:value="37.4319093045762" calcext:value-type="float">
            <text:p>37.4319093045762</text:p>
          </table:table-cell>
          <table:table-cell table:formula="of:=[.L19]*100" office:value-type="float" office:value="34.1338314210323" calcext:value-type="float">
            <text:p>34.1338314210323</text:p>
          </table:table-cell>
          <table:table-cell table:formula="of:=[.M19]*100" office:value-type="float" office:value="38.2731398023249" calcext:value-type="float">
            <text:p>38.2731398023249</text:p>
          </table:table-cell>
          <table:table-cell table:formula="of:=[.N19]*100" office:value-type="float" office:value="29.1409568594848" calcext:value-type="float">
            <text:p>29.1409568594848</text:p>
          </table:table-cell>
          <table:table-cell table:formula="of:=[.O19]*100" office:value-type="float" office:value="29.9184118045994" calcext:value-type="float">
            <text:p>29.9184118045994</text:p>
          </table:table-cell>
          <table:table-cell table:formula="of:=[.P19]*100" office:value-type="float" office:value="39.9286552561555" calcext:value-type="float">
            <text:p>39.9286552561555</text:p>
          </table:table-cell>
          <table:table-cell table:formula="of:=[.Q19]*100" office:value-type="float" office:value="33.2754830498669" calcext:value-type="float">
            <text:p>33.2754830498669</text:p>
          </table:table-cell>
          <table:table-cell table:formula="of:=[.R19]*100" office:value-type="float" office:value="16.0173738723689" calcext:value-type="float">
            <text:p>16.0173738723689</text:p>
          </table:table-cell>
          <table:table-cell table:formula="of:=[.S19]*100" office:value-type="float" office:value="43.9974423189641" calcext:value-type="float">
            <text:p>43.9974423189641</text:p>
          </table:table-cell>
          <table:table-cell table:formula="of:=[.T19]*100" office:value-type="float" office:value="35.8838325125235" calcext:value-type="float">
            <text:p>35.8838325125235</text:p>
          </table:table-cell>
          <table:table-cell/>
          <table:table-cell table:formula="of:=[.V19]*100" office:value-type="float" office:value="24.1954309745052" calcext:value-type="float">
            <text:p>24.1954309745052</text:p>
          </table:table-cell>
        </table:table-row>
      </table:table>
      <table:table table:name="vs_ipc" table:style-name="ta1">
        <table:shapes>
          <draw:frame draw:z-index="0" draw:style-name="gr1" draw:text-style-name="P1" svg:width="210mm" svg:height="100mm" svg:x="47.75mm" svg:y="130.63mm">
            <draw:object draw:notify-on-update-of-ranges="vs_ipc.C20:vs_ipc.V20 vs_ipc.B21:vs_ipc.B21 vs_ipc.C21:vs_ipc.V21 vs_ipc.B22:vs_ipc.B22 vs_ipc.C22:vs_ipc.V22 vs_ipc.B23:vs_ipc.B23 vs_ipc.C23:vs_ipc.V23 vs_ipc.B24:vs_ipc.B24 vs_ipc.C24:vs_ipc.V2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1" table:number-columns-repeated="20" table:default-cell-style-name="Default"/>
        <table:table-row table:style-name="ro1" table:number-rows-repeated="5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5" office:value-type="string" calcext:value-type="string">
            <text:p>xz </text:p>
          </table:table-cell>
          <table:table-cell table:style-name="ce5" office:value-type="string" calcext:value-type="string">
            <text:p>bwaves </text:p>
          </table:table-cell>
          <table:table-cell table:style-name="ce5" office:value-type="string" calcext:value-type="string">
            <text:p>cactuBSSN </text:p>
          </table:table-cell>
          <table:table-cell table:style-name="ce5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5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table:style-name="ce5" office:value-type="string" calcext:value-type="string">
            <text:p>pop2 </text:p>
          </table:table-cell>
          <table:table-cell table:style-name="ce5" office:value-type="string" calcext:value-type="string">
            <text:p>roms 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E</text:p>
          </table:table-cell>
          <table:table-cell office:value-type="float" office:value="2.155" calcext:value-type="float">
            <text:p>2.155</text:p>
          </table:table-cell>
          <table:table-cell office:value-type="float" office:value="3.2659" calcext:value-type="float">
            <text:p>3.2659</text:p>
          </table:table-cell>
          <table:table-cell office:value-type="float" office:value="2.0802" calcext:value-type="float">
            <text:p>2.0802</text:p>
          </table:table-cell>
          <table:table-cell office:value-type="float" office:value="1.3146" calcext:value-type="float">
            <text:p>1.3146</text:p>
          </table:table-cell>
          <table:table-cell office:value-type="float" office:value="0.7778" calcext:value-type="float">
            <text:p>0.7778</text:p>
          </table:table-cell>
          <table:table-cell office:value-type="float" office:value="1.5931" calcext:value-type="float">
            <text:p>1.5931</text:p>
          </table:table-cell>
          <table:table-cell office:value-type="float" office:value="2.8053" calcext:value-type="float">
            <text:p>2.8053</text:p>
          </table:table-cell>
          <table:table-cell office:value-type="float" office:value="0.5868" calcext:value-type="float">
            <text:p>0.5868</text:p>
          </table:table-cell>
          <table:table-cell office:value-type="float" office:value="3.8299" calcext:value-type="float">
            <text:p>3.8299</text:p>
          </table:table-cell>
          <table:table-cell office:value-type="float" office:value="4.4669" calcext:value-type="float">
            <text:p>4.4669</text:p>
          </table:table-cell>
          <table:table-cell office:value-type="float" office:value="3.6625" calcext:value-type="float">
            <text:p>3.6625</text:p>
          </table:table-cell>
          <table:table-cell office:value-type="float" office:value="3.8396" calcext:value-type="float">
            <text:p>3.8396</text:p>
          </table:table-cell>
          <table:table-cell office:value-type="float" office:value="2.8262" calcext:value-type="float">
            <text:p>2.8262</text:p>
          </table:table-cell>
          <table:table-cell office:value-type="float" office:value="5.2353" calcext:value-type="float">
            <text:p>5.2353</text:p>
          </table:table-cell>
          <table:table-cell office:value-type="float" office:value="3.2004" calcext:value-type="float">
            <text:p>3.2004</text:p>
          </table:table-cell>
          <table:table-cell office:value-type="float" office:value="2.0673" calcext:value-type="float">
            <text:p>2.0673</text:p>
          </table:table-cell>
          <table:table-cell office:value-type="float" office:value="4.2633" calcext:value-type="float">
            <text:p>4.2633</text:p>
          </table:table-cell>
          <table:table-cell office:value-type="float" office:value="4.0601" calcext:value-type="float">
            <text:p>4.060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GGRESSIVE</text:p>
          </table:table-cell>
          <table:table-cell office:value-type="float" office:value="2.208" calcext:value-type="float">
            <text:p>2.208</text:p>
          </table:table-cell>
          <table:table-cell office:value-type="float" office:value="3.406" calcext:value-type="float">
            <text:p>3.406</text:p>
          </table:table-cell>
          <table:table-cell office:value-type="float" office:value="2.1807" calcext:value-type="float">
            <text:p>2.1807</text:p>
          </table:table-cell>
          <table:table-cell office:value-type="float" office:value="1.3377" calcext:value-type="float">
            <text:p>1.3377</text:p>
          </table:table-cell>
          <table:table-cell office:value-type="float" office:value="0.772" calcext:value-type="float">
            <text:p>0.772</text:p>
          </table:table-cell>
          <table:table-cell office:value-type="float" office:value="1.633" calcext:value-type="float">
            <text:p>1.633</text:p>
          </table:table-cell>
          <table:table-cell office:value-type="float" office:value="2.7028" calcext:value-type="float">
            <text:p>2.7028</text:p>
          </table:table-cell>
          <table:table-cell office:value-type="float" office:value="0.5604" calcext:value-type="float">
            <text:p>0.5604</text:p>
          </table:table-cell>
          <table:table-cell office:value-type="float" office:value="3.8337" calcext:value-type="float">
            <text:p>3.8337</text:p>
          </table:table-cell>
          <table:table-cell office:value-type="float" office:value="4.4587" calcext:value-type="float">
            <text:p>4.4587</text:p>
          </table:table-cell>
          <table:table-cell office:value-type="float" office:value="3.584" calcext:value-type="float">
            <text:p>3.584</text:p>
          </table:table-cell>
          <table:table-cell office:value-type="float" office:value="3.9067" calcext:value-type="float">
            <text:p>3.9067</text:p>
          </table:table-cell>
          <table:table-cell office:value-type="float" office:value="2.8457" calcext:value-type="float">
            <text:p>2.8457</text:p>
          </table:table-cell>
          <table:table-cell office:value-type="float" office:value="4.6718" calcext:value-type="float">
            <text:p>4.6718</text:p>
          </table:table-cell>
          <table:table-cell office:value-type="float" office:value="3.0351" calcext:value-type="float">
            <text:p>3.0351</text:p>
          </table:table-cell>
          <table:table-cell office:value-type="float" office:value="2.0806" calcext:value-type="float">
            <text:p>2.0806</text:p>
          </table:table-cell>
          <table:table-cell office:value-type="float" office:value="4.287" calcext:value-type="float">
            <text:p>4.287</text:p>
          </table:table-cell>
          <table:table-cell office:value-type="float" office:value="3.961" calcext:value-type="float">
            <text:p>3.96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SERVATIVE</text:p>
          </table:table-cell>
          <table:table-cell office:value-type="float" office:value="2.1507" calcext:value-type="float">
            <text:p>2.1507</text:p>
          </table:table-cell>
          <table:table-cell office:value-type="float" office:value="3.2618" calcext:value-type="float">
            <text:p>3.2618</text:p>
          </table:table-cell>
          <table:table-cell office:value-type="float" office:value="2.0773" calcext:value-type="float">
            <text:p>2.0773</text:p>
          </table:table-cell>
          <table:table-cell office:value-type="float" office:value="1.2934" calcext:value-type="float">
            <text:p>1.2934</text:p>
          </table:table-cell>
          <table:table-cell office:value-type="float" office:value="0.7774" calcext:value-type="float">
            <text:p>0.7774</text:p>
          </table:table-cell>
          <table:table-cell office:value-type="float" office:value="1.5699" calcext:value-type="float">
            <text:p>1.5699</text:p>
          </table:table-cell>
          <table:table-cell office:value-type="float" office:value="2.7423" calcext:value-type="float">
            <text:p>2.7423</text:p>
          </table:table-cell>
          <table:table-cell office:value-type="float" office:value="0.5865" calcext:value-type="float">
            <text:p>0.5865</text:p>
          </table:table-cell>
          <table:table-cell office:value-type="float" office:value="3.8464" calcext:value-type="float">
            <text:p>3.8464</text:p>
          </table:table-cell>
          <table:table-cell office:value-type="float" office:value="4.4747" calcext:value-type="float">
            <text:p>4.4747</text:p>
          </table:table-cell>
          <table:table-cell office:value-type="float" office:value="3.6278" calcext:value-type="float">
            <text:p>3.6278</text:p>
          </table:table-cell>
          <table:table-cell office:value-type="float" office:value="3.8751" calcext:value-type="float">
            <text:p>3.8751</text:p>
          </table:table-cell>
          <table:table-cell office:value-type="float" office:value="2.8149" calcext:value-type="float">
            <text:p>2.8149</text:p>
          </table:table-cell>
          <table:table-cell office:value-type="float" office:value="5.2677" calcext:value-type="float">
            <text:p>5.2677</text:p>
          </table:table-cell>
          <table:table-cell office:value-type="float" office:value="3.2052" calcext:value-type="float">
            <text:p>3.2052</text:p>
          </table:table-cell>
          <table:table-cell office:value-type="float" office:value="2.0574" calcext:value-type="float">
            <text:p>2.0574</text:p>
          </table:table-cell>
          <table:table-cell office:value-type="float" office:value="4.2648" calcext:value-type="float">
            <text:p>4.2648</text:p>
          </table:table-cell>
          <table:table-cell office:value-type="float" office:value="4.0683" calcext:value-type="float">
            <text:p>4.068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WITCH(IPC=3.5)</text:p>
          </table:table-cell>
          <table:table-cell office:value-type="float" office:value="2.208" calcext:value-type="float">
            <text:p>2.208</text:p>
          </table:table-cell>
          <table:table-cell office:value-type="float" office:value="3.3699" calcext:value-type="float">
            <text:p>3.3699</text:p>
          </table:table-cell>
          <table:table-cell office:value-type="float" office:value="2.1785" calcext:value-type="float">
            <text:p>2.1785</text:p>
          </table:table-cell>
          <table:table-cell office:value-type="float" office:value="1.3378" calcext:value-type="float">
            <text:p>1.3378</text:p>
          </table:table-cell>
          <table:table-cell office:value-type="float" office:value="0.772" calcext:value-type="float">
            <text:p>0.772</text:p>
          </table:table-cell>
          <table:table-cell office:value-type="float" office:value="1.6337" calcext:value-type="float">
            <text:p>1.6337</text:p>
          </table:table-cell>
          <table:table-cell office:value-type="float" office:value="2.7058" calcext:value-type="float">
            <text:p>2.7058</text:p>
          </table:table-cell>
          <table:table-cell office:value-type="float" office:value="0.5605" calcext:value-type="float">
            <text:p>0.5605</text:p>
          </table:table-cell>
          <table:table-cell office:value-type="float" office:value="3.8469" calcext:value-type="float">
            <text:p>3.8469</text:p>
          </table:table-cell>
          <table:table-cell office:value-type="float" office:value="4.4744" calcext:value-type="float">
            <text:p>4.4744</text:p>
          </table:table-cell>
          <table:table-cell office:value-type="float" office:value="3.6251" calcext:value-type="float">
            <text:p>3.6251</text:p>
          </table:table-cell>
          <table:table-cell office:value-type="float" office:value="3.8967" calcext:value-type="float">
            <text:p>3.8967</text:p>
          </table:table-cell>
          <table:table-cell office:value-type="float" office:value="2.8457" calcext:value-type="float">
            <text:p>2.8457</text:p>
          </table:table-cell>
          <table:table-cell office:value-type="float" office:value="5.2665" calcext:value-type="float">
            <text:p>5.2665</text:p>
          </table:table-cell>
          <table:table-cell office:value-type="float" office:value="3.0473" calcext:value-type="float">
            <text:p>3.0473</text:p>
          </table:table-cell>
          <table:table-cell office:value-type="float" office:value="2.0793" calcext:value-type="float">
            <text:p>2.0793</text:p>
          </table:table-cell>
          <table:table-cell office:value-type="float" office:value="4.2645" calcext:value-type="float">
            <text:p>4.2645</text:p>
          </table:table-cell>
          <table:table-cell office:value-type="float" office:value="4.0435" calcext:value-type="float">
            <text:p>4.043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WITCH(ISR=10)</text:p>
          </table:table-cell>
          <table:table-cell office:value-type="float" office:value="2.2076" calcext:value-type="float">
            <text:p>2.2076</text:p>
          </table:table-cell>
          <table:table-cell office:value-type="float" office:value="3.2741" calcext:value-type="float">
            <text:p>3.2741</text:p>
          </table:table-cell>
          <table:table-cell office:value-type="float" office:value="2.1788" calcext:value-type="float">
            <text:p>2.1788</text:p>
          </table:table-cell>
          <table:table-cell office:value-type="float" office:value="1.3375" calcext:value-type="float">
            <text:p>1.3375</text:p>
          </table:table-cell>
          <table:table-cell office:value-type="float" office:value="0.7724" calcext:value-type="float">
            <text:p>0.7724</text:p>
          </table:table-cell>
          <table:table-cell office:value-type="float" office:value="1.6325" calcext:value-type="float">
            <text:p>1.6325</text:p>
          </table:table-cell>
          <table:table-cell office:value-type="float" office:value="2.7089" calcext:value-type="float">
            <text:p>2.7089</text:p>
          </table:table-cell>
          <table:table-cell office:value-type="float" office:value="0.5608" calcext:value-type="float">
            <text:p>0.5608</text:p>
          </table:table-cell>
          <table:table-cell office:value-type="float" office:value="3.8469" calcext:value-type="float">
            <text:p>3.8469</text:p>
          </table:table-cell>
          <table:table-cell office:value-type="float" office:value="4.4746" calcext:value-type="float">
            <text:p>4.4746</text:p>
          </table:table-cell>
          <table:table-cell office:value-type="float" office:value="3.627" calcext:value-type="float">
            <text:p>3.627</text:p>
          </table:table-cell>
          <table:table-cell office:value-type="float" office:value="3.9088" calcext:value-type="float">
            <text:p>3.9088</text:p>
          </table:table-cell>
          <table:table-cell office:value-type="float" office:value="2.8248" calcext:value-type="float">
            <text:p>2.8248</text:p>
          </table:table-cell>
          <table:table-cell office:value-type="float" office:value="5.2664" calcext:value-type="float">
            <text:p>5.2664</text:p>
          </table:table-cell>
          <table:table-cell office:value-type="float" office:value="3.0351" calcext:value-type="float">
            <text:p>3.0351</text:p>
          </table:table-cell>
          <table:table-cell office:value-type="float" office:value="2.0789" calcext:value-type="float">
            <text:p>2.0789</text:p>
          </table:table-cell>
          <table:table-cell office:value-type="float" office:value="4.2645" calcext:value-type="float">
            <text:p>4.2645</text:p>
          </table:table-cell>
          <table:table-cell office:value-type="float" office:value="4.0261" calcext:value-type="float">
            <text:p>4.0261</text:p>
          </table:table-cell>
          <table:table-cell table:number-columns-repeated="2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5" office:value-type="string" calcext:value-type="string">
            <text:p>xz </text:p>
          </table:table-cell>
          <table:table-cell table:style-name="ce5" office:value-type="string" calcext:value-type="string">
            <text:p>bwaves </text:p>
          </table:table-cell>
          <table:table-cell table:style-name="ce5" office:value-type="string" calcext:value-type="string">
            <text:p>cactuBSSN </text:p>
          </table:table-cell>
          <table:table-cell table:style-name="ce5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5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table:style-name="ce5" office:value-type="string" calcext:value-type="string">
            <text:p>pop2 </text:p>
          </table:table-cell>
          <table:table-cell table:style-name="ce5" office:value-type="string" calcext:value-type="string">
            <text:p>roms </text:p>
          </table:table-cell>
          <table:table-cell/>
          <table:table-cell office:value-type="string" calcext:value-type="string">
            <text:p>GM</text:p>
          </table:table-cell>
        </table:table-row>
        <table:table-row table:style-name="ro1">
          <table:table-cell/>
          <table:table-cell office:value-type="string" calcext:value-type="string">
            <text:p>AGGRESSIVE</text:p>
          </table:table-cell>
          <table:table-cell table:formula="of:=[.C8]/[.C$7]" office:value-type="float" office:value="1.0245939675174" calcext:value-type="float">
            <text:p>1.0245939675174</text:p>
          </table:table-cell>
          <table:table-cell table:formula="of:=[.D8]/[.D$7]" office:value-type="float" office:value="1.04289782295845" calcext:value-type="float">
            <text:p>1.04289782295845</text:p>
          </table:table-cell>
          <table:table-cell table:formula="of:=[.E8]/[.E$7]" office:value-type="float" office:value="1.04831266224401" calcext:value-type="float">
            <text:p>1.04831266224401</text:p>
          </table:table-cell>
          <table:table-cell table:formula="of:=[.F8]/[.F$7]" office:value-type="float" office:value="1.01757188498403" calcext:value-type="float">
            <text:p>1.01757188498403</text:p>
          </table:table-cell>
          <table:table-cell table:formula="of:=[.G8]/[.G$7]" office:value-type="float" office:value="0.992543070197994" calcext:value-type="float">
            <text:p>0.992543070197994</text:p>
          </table:table-cell>
          <table:table-cell table:formula="of:=[.H8]/[.H$7]" office:value-type="float" office:value="1.02504550875651" calcext:value-type="float">
            <text:p>1.02504550875651</text:p>
          </table:table-cell>
          <table:table-cell table:formula="of:=[.I8]/[.I$7]" office:value-type="float" office:value="0.963462018322461" calcext:value-type="float">
            <text:p>0.963462018322461</text:p>
          </table:table-cell>
          <table:table-cell table:formula="of:=[.J8]/[.J$7]" office:value-type="float" office:value="0.955010224948875" calcext:value-type="float">
            <text:p>0.955010224948875</text:p>
          </table:table-cell>
          <table:table-cell table:formula="of:=[.K8]/[.K$7]" office:value-type="float" office:value="1.00099219300765" calcext:value-type="float">
            <text:p>1.00099219300765</text:p>
          </table:table-cell>
          <table:table-cell table:formula="of:=[.L8]/[.L$7]" office:value-type="float" office:value="0.99816427500056" calcext:value-type="float">
            <text:p>0.99816427500056</text:p>
          </table:table-cell>
          <table:table-cell table:formula="of:=[.M8]/[.M$7]" office:value-type="float" office:value="0.978566552901024" calcext:value-type="float">
            <text:p>0.978566552901024</text:p>
          </table:table-cell>
          <table:table-cell table:formula="of:=[.N8]/[.N$7]" office:value-type="float" office:value="1.01747577872695" calcext:value-type="float">
            <text:p>1.01747577872695</text:p>
          </table:table-cell>
          <table:table-cell table:formula="of:=[.O8]/[.O$7]" office:value-type="float" office:value="1.00689972401104" calcext:value-type="float">
            <text:p>1.00689972401104</text:p>
          </table:table-cell>
          <table:table-cell table:formula="of:=[.P8]/[.P$7]" office:value-type="float" office:value="0.892365289477203" calcext:value-type="float">
            <text:p>0.892365289477203</text:p>
          </table:table-cell>
          <table:table-cell table:formula="of:=[.Q8]/[.Q$7]" office:value-type="float" office:value="0.948350206224222" calcext:value-type="float">
            <text:p>0.948350206224222</text:p>
          </table:table-cell>
          <table:table-cell table:formula="of:=[.R8]/[.R$7]" office:value-type="float" office:value="1.00643351231074" calcext:value-type="float">
            <text:p>1.00643351231074</text:p>
          </table:table-cell>
          <table:table-cell table:formula="of:=[.S8]/[.S$7]" office:value-type="float" office:value="1.00555907395679" calcext:value-type="float">
            <text:p>1.00555907395679</text:p>
          </table:table-cell>
          <table:table-cell table:formula="of:=[.T8]/[.T$7]" office:value-type="float" office:value="0.975591734193739" calcext:value-type="float">
            <text:p>0.975591734193739</text:p>
          </table:table-cell>
          <table:table-cell/>
          <table:table-cell table:formula="of:=GEOMEAN([.C15:.T15])" office:value-type="float" office:value="0.993737497530459" calcext:value-type="float">
            <text:p>0.993737497530459</text:p>
          </table:table-cell>
        </table:table-row>
        <table:table-row table:style-name="ro1">
          <table:table-cell/>
          <table:table-cell office:value-type="string" calcext:value-type="string">
            <text:p>CONSERVATIVE</text:p>
          </table:table-cell>
          <table:table-cell table:formula="of:=[.C9]/[.C$7]" office:value-type="float" office:value="0.99800464037123" calcext:value-type="float">
            <text:p>0.99800464037123</text:p>
          </table:table-cell>
          <table:table-cell table:formula="of:=[.D9]/[.D$7]" office:value-type="float" office:value="0.99874460332527" calcext:value-type="float">
            <text:p>0.99874460332527</text:p>
          </table:table-cell>
          <table:table-cell table:formula="of:=[.E9]/[.E$7]" office:value-type="float" office:value="0.998605903278531" calcext:value-type="float">
            <text:p>0.998605903278531</text:p>
          </table:table-cell>
          <table:table-cell table:formula="of:=[.F9]/[.F$7]" office:value-type="float" office:value="0.983873421573102" calcext:value-type="float">
            <text:p>0.983873421573102</text:p>
          </table:table-cell>
          <table:table-cell table:formula="of:=[.G9]/[.G$7]" office:value-type="float" office:value="0.999485728979172" calcext:value-type="float">
            <text:p>0.999485728979172</text:p>
          </table:table-cell>
          <table:table-cell table:formula="of:=[.H9]/[.H$7]" office:value-type="float" office:value="0.985437197916013" calcext:value-type="float">
            <text:p>0.985437197916013</text:p>
          </table:table-cell>
          <table:table-cell table:formula="of:=[.I9]/[.I$7]" office:value-type="float" office:value="0.977542508822586" calcext:value-type="float">
            <text:p>0.977542508822586</text:p>
          </table:table-cell>
          <table:table-cell table:formula="of:=[.J9]/[.J$7]" office:value-type="float" office:value="0.999488752556237" calcext:value-type="float">
            <text:p>0.999488752556237</text:p>
          </table:table-cell>
          <table:table-cell table:formula="of:=[.K9]/[.K$7]" office:value-type="float" office:value="1.00430820648059" calcext:value-type="float">
            <text:p>1.00430820648059</text:p>
          </table:table-cell>
          <table:table-cell table:formula="of:=[.L9]/[.L$7]" office:value-type="float" office:value="1.00174617743849" calcext:value-type="float">
            <text:p>1.00174617743849</text:p>
          </table:table-cell>
          <table:table-cell table:formula="of:=[.M9]/[.M$7]" office:value-type="float" office:value="0.990525597269625" calcext:value-type="float">
            <text:p>0.990525597269625</text:p>
          </table:table-cell>
          <table:table-cell table:formula="of:=[.N9]/[.N$7]" office:value-type="float" office:value="1.00924575476612" calcext:value-type="float">
            <text:p>1.00924575476612</text:p>
          </table:table-cell>
          <table:table-cell table:formula="of:=[.O9]/[.O$7]" office:value-type="float" office:value="0.996001698393603" calcext:value-type="float">
            <text:p>0.996001698393603</text:p>
          </table:table-cell>
          <table:table-cell table:formula="of:=[.P9]/[.P$7]" office:value-type="float" office:value="1.00618875709128" calcext:value-type="float">
            <text:p>1.00618875709128</text:p>
          </table:table-cell>
          <table:table-cell table:formula="of:=[.Q9]/[.Q$7]" office:value-type="float" office:value="1.00149981252343" calcext:value-type="float">
            <text:p>1.00149981252343</text:p>
          </table:table-cell>
          <table:table-cell table:formula="of:=[.R9]/[.R$7]" office:value-type="float" office:value="0.995211144971702" calcext:value-type="float">
            <text:p>0.995211144971702</text:p>
          </table:table-cell>
          <table:table-cell table:formula="of:=[.S9]/[.S$7]" office:value-type="float" office:value="1.00035184012385" calcext:value-type="float">
            <text:p>1.00035184012385</text:p>
          </table:table-cell>
          <table:table-cell table:formula="of:=[.T9]/[.T$7]" office:value-type="float" office:value="1.00201965468831" calcext:value-type="float">
            <text:p>1.00201965468831</text:p>
          </table:table-cell>
          <table:table-cell/>
          <table:table-cell table:formula="of:=GEOMEAN([.C16:.T16])" office:value-type="float" office:value="0.997095482407952" calcext:value-type="float">
            <text:p>0.997095482407952</text:p>
          </table:table-cell>
        </table:table-row>
        <table:table-row table:style-name="ro1">
          <table:table-cell/>
          <table:table-cell office:value-type="string" calcext:value-type="string">
            <text:p>SWITCH(IPC=3.5)</text:p>
          </table:table-cell>
          <table:table-cell table:formula="of:=[.C10]/[.C$7]" office:value-type="float" office:value="1.0245939675174" calcext:value-type="float">
            <text:p>1.0245939675174</text:p>
          </table:table-cell>
          <table:table-cell table:formula="of:=[.D10]/[.D$7]" office:value-type="float" office:value="1.03184420833461" calcext:value-type="float">
            <text:p>1.03184420833461</text:p>
          </table:table-cell>
          <table:table-cell table:formula="of:=[.E10]/[.E$7]" office:value-type="float" office:value="1.04725507162773" calcext:value-type="float">
            <text:p>1.04725507162773</text:p>
          </table:table-cell>
          <table:table-cell table:formula="of:=[.F10]/[.F$7]" office:value-type="float" office:value="1.01764795375019" calcext:value-type="float">
            <text:p>1.01764795375019</text:p>
          </table:table-cell>
          <table:table-cell table:formula="of:=[.G10]/[.G$7]" office:value-type="float" office:value="0.992543070197994" calcext:value-type="float">
            <text:p>0.992543070197994</text:p>
          </table:table-cell>
          <table:table-cell table:formula="of:=[.H10]/[.H$7]" office:value-type="float" office:value="1.02548490364698" calcext:value-type="float">
            <text:p>1.02548490364698</text:p>
          </table:table-cell>
          <table:table-cell table:formula="of:=[.I10]/[.I$7]" office:value-type="float" office:value="0.964531422664243" calcext:value-type="float">
            <text:p>0.964531422664243</text:p>
          </table:table-cell>
          <table:table-cell table:formula="of:=[.J10]/[.J$7]" office:value-type="float" office:value="0.955180640763463" calcext:value-type="float">
            <text:p>0.955180640763463</text:p>
          </table:table-cell>
          <table:table-cell table:formula="of:=[.K10]/[.K$7]" office:value-type="float" office:value="1.00443875819212" calcext:value-type="float">
            <text:p>1.00443875819212</text:p>
          </table:table-cell>
          <table:table-cell table:formula="of:=[.L10]/[.L$7]" office:value-type="float" office:value="1.00167901676778" calcext:value-type="float">
            <text:p>1.00167901676778</text:p>
          </table:table-cell>
          <table:table-cell table:formula="of:=[.M10]/[.M$7]" office:value-type="float" office:value="0.989788395904437" calcext:value-type="float">
            <text:p>0.989788395904437</text:p>
          </table:table-cell>
          <table:table-cell table:formula="of:=[.N10]/[.N$7]" office:value-type="float" office:value="1.01487134076466" calcext:value-type="float">
            <text:p>1.01487134076466</text:p>
          </table:table-cell>
          <table:table-cell table:formula="of:=[.O10]/[.O$7]" office:value-type="float" office:value="1.00689972401104" calcext:value-type="float">
            <text:p>1.00689972401104</text:p>
          </table:table-cell>
          <table:table-cell table:formula="of:=[.P10]/[.P$7]" office:value-type="float" office:value="1.00595954386568" calcext:value-type="float">
            <text:p>1.00595954386568</text:p>
          </table:table-cell>
          <table:table-cell table:formula="of:=[.Q10]/[.Q$7]" office:value-type="float" office:value="0.952162229721285" calcext:value-type="float">
            <text:p>0.952162229721285</text:p>
          </table:table-cell>
          <table:table-cell table:formula="of:=[.R10]/[.R$7]" office:value-type="float" office:value="1.00580467276157" calcext:value-type="float">
            <text:p>1.00580467276157</text:p>
          </table:table-cell>
          <table:table-cell table:formula="of:=[.S10]/[.S$7]" office:value-type="float" office:value="1.00028147209908" calcext:value-type="float">
            <text:p>1.00028147209908</text:p>
          </table:table-cell>
          <table:table-cell table:formula="of:=[.T10]/[.T$7]" office:value-type="float" office:value="0.995911430752937" calcext:value-type="float">
            <text:p>0.995911430752937</text:p>
          </table:table-cell>
          <table:table-cell/>
          <table:table-cell table:formula="of:=GEOMEAN([.C17:.T17])" office:value-type="float" office:value="1.00174587752706" calcext:value-type="float">
            <text:p>1.00174587752706</text:p>
          </table:table-cell>
        </table:table-row>
        <table:table-row table:style-name="ro1">
          <table:table-cell/>
          <table:table-cell office:value-type="string" calcext:value-type="string">
            <text:p>SWITCH(ISR=10)</text:p>
          </table:table-cell>
          <table:table-cell table:formula="of:=[.C11]/[.C$7]" office:value-type="float" office:value="1.02440835266821" calcext:value-type="float">
            <text:p>1.02440835266821</text:p>
          </table:table-cell>
          <table:table-cell table:formula="of:=[.D11]/[.D$7]" office:value-type="float" office:value="1.00251079334946" calcext:value-type="float">
            <text:p>1.00251079334946</text:p>
          </table:table-cell>
          <table:table-cell table:formula="of:=[.E11]/[.E$7]" office:value-type="float" office:value="1.04739928852995" calcext:value-type="float">
            <text:p>1.04739928852995</text:p>
          </table:table-cell>
          <table:table-cell table:formula="of:=[.F11]/[.F$7]" office:value-type="float" office:value="1.0174197474517" calcext:value-type="float">
            <text:p>1.0174197474517</text:p>
          </table:table-cell>
          <table:table-cell table:formula="of:=[.G11]/[.G$7]" office:value-type="float" office:value="0.993057341218822" calcext:value-type="float">
            <text:p>0.993057341218822</text:p>
          </table:table-cell>
          <table:table-cell table:formula="of:=[.H11]/[.H$7]" office:value-type="float" office:value="1.02473165526332" calcext:value-type="float">
            <text:p>1.02473165526332</text:p>
          </table:table-cell>
          <table:table-cell table:formula="of:=[.I11]/[.I$7]" office:value-type="float" office:value="0.965636473817417" calcext:value-type="float">
            <text:p>0.965636473817417</text:p>
          </table:table-cell>
          <table:table-cell table:formula="of:=[.J11]/[.J$7]" office:value-type="float" office:value="0.955691888207226" calcext:value-type="float">
            <text:p>0.955691888207226</text:p>
          </table:table-cell>
          <table:table-cell table:formula="of:=[.K11]/[.K$7]" office:value-type="float" office:value="1.00443875819212" calcext:value-type="float">
            <text:p>1.00443875819212</text:p>
          </table:table-cell>
          <table:table-cell table:formula="of:=[.L11]/[.L$7]" office:value-type="float" office:value="1.00172379054826" calcext:value-type="float">
            <text:p>1.00172379054826</text:p>
          </table:table-cell>
          <table:table-cell table:formula="of:=[.M11]/[.M$7]" office:value-type="float" office:value="0.990307167235495" calcext:value-type="float">
            <text:p>0.990307167235495</text:p>
          </table:table-cell>
          <table:table-cell table:formula="of:=[.N11]/[.N$7]" office:value-type="float" office:value="1.01802271069903" calcext:value-type="float">
            <text:p>1.01802271069903</text:p>
          </table:table-cell>
          <table:table-cell table:formula="of:=[.O11]/[.O$7]" office:value-type="float" office:value="0.999504635199208" calcext:value-type="float">
            <text:p>0.999504635199208</text:p>
          </table:table-cell>
          <table:table-cell table:formula="of:=[.P11]/[.P$7]" office:value-type="float" office:value="1.00594044276355" calcext:value-type="float">
            <text:p>1.00594044276355</text:p>
          </table:table-cell>
          <table:table-cell table:formula="of:=[.Q11]/[.Q$7]" office:value-type="float" office:value="0.948350206224222" calcext:value-type="float">
            <text:p>0.948350206224222</text:p>
          </table:table-cell>
          <table:table-cell table:formula="of:=[.R11]/[.R$7]" office:value-type="float" office:value="1.00561118366952" calcext:value-type="float">
            <text:p>1.00561118366952</text:p>
          </table:table-cell>
          <table:table-cell table:formula="of:=[.S11]/[.S$7]" office:value-type="float" office:value="1.00028147209908" calcext:value-type="float">
            <text:p>1.00028147209908</text:p>
          </table:table-cell>
          <table:table-cell table:formula="of:=[.T11]/[.T$7]" office:value-type="float" office:value="0.991625822024088" calcext:value-type="float">
            <text:p>0.991625822024088</text:p>
          </table:table-cell>
          <table:table-cell/>
          <table:table-cell table:formula="of:=GEOMEAN([.C18:.T18])" office:value-type="float" office:value="0.999528778989638" calcext:value-type="float">
            <text:p>0.999528778989638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5" office:value-type="string" calcext:value-type="string">
            <text:p>xz </text:p>
          </table:table-cell>
          <table:table-cell table:style-name="ce5" office:value-type="string" calcext:value-type="string">
            <text:p>bwaves </text:p>
          </table:table-cell>
          <table:table-cell table:style-name="ce5" office:value-type="string" calcext:value-type="string">
            <text:p>cactuBSSN </text:p>
          </table:table-cell>
          <table:table-cell table:style-name="ce5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5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table:style-name="ce5" office:value-type="string" calcext:value-type="string">
            <text:p>pop2 </text:p>
          </table:table-cell>
          <table:table-cell table:style-name="ce5" office:value-type="string" calcext:value-type="string">
            <text:p>roms </text:p>
          </table:table-cell>
          <table:table-cell/>
          <table:table-cell office:value-type="string" calcext:value-type="string">
            <text:p>GM</text:p>
          </table:table-cell>
        </table:table-row>
        <table:table-row table:style-name="ro1">
          <table:table-cell/>
          <table:table-cell office:value-type="string" calcext:value-type="string">
            <text:p>AGGRESSIVE</text:p>
          </table:table-cell>
          <table:table-cell table:formula="of:=(1-[.C15])*100" office:value-type="float" office:value="-2.45939675174016" calcext:value-type="float">
            <text:p>-2.45939675174016</text:p>
          </table:table-cell>
          <table:table-cell table:formula="of:=(1-[.D15])*100" office:value-type="float" office:value="-4.28978229584494" calcext:value-type="float">
            <text:p>-4.28978229584494</text:p>
          </table:table-cell>
          <table:table-cell table:formula="of:=(1-[.E15])*100" office:value-type="float" office:value="-4.83126622440149" calcext:value-type="float">
            <text:p>-4.83126622440149</text:p>
          </table:table-cell>
          <table:table-cell table:formula="of:=(1-[.F15])*100" office:value-type="float" office:value="-1.75718849840254" calcext:value-type="float">
            <text:p>-1.75718849840254</text:p>
          </table:table-cell>
          <table:table-cell table:formula="of:=(1-[.G15])*100" office:value-type="float" office:value="0.745692980200574" calcext:value-type="float">
            <text:p>0.745692980200574</text:p>
          </table:table-cell>
          <table:table-cell table:formula="of:=(1-[.H15])*100" office:value-type="float" office:value="-2.50455087565125" calcext:value-type="float">
            <text:p>-2.50455087565125</text:p>
          </table:table-cell>
          <table:table-cell table:formula="of:=(1-[.I15])*100" office:value-type="float" office:value="3.6537981677539" calcext:value-type="float">
            <text:p>3.6537981677539</text:p>
          </table:table-cell>
          <table:table-cell table:formula="of:=(1-[.J15])*100" office:value-type="float" office:value="4.49897750511247" calcext:value-type="float">
            <text:p>4.49897750511247</text:p>
          </table:table-cell>
          <table:table-cell table:formula="of:=(1-[.K15])*100" office:value-type="float" office:value="-0.0992193007650188" calcext:value-type="float">
            <text:p>-0.099219300765019</text:p>
          </table:table-cell>
          <table:table-cell table:formula="of:=(1-[.L15])*100" office:value-type="float" office:value="0.183572499944018" calcext:value-type="float">
            <text:p>0.183572499944018</text:p>
          </table:table-cell>
          <table:table-cell table:formula="of:=(1-[.M15])*100" office:value-type="float" office:value="2.14334470989761" calcext:value-type="float">
            <text:p>2.14334470989761</text:p>
          </table:table-cell>
          <table:table-cell table:formula="of:=(1-[.N15])*100" office:value-type="float" office:value="-1.74757787269506" calcext:value-type="float">
            <text:p>-1.74757787269506</text:p>
          </table:table-cell>
          <table:table-cell table:formula="of:=(1-[.O15])*100" office:value-type="float" office:value="-0.689972401103955" calcext:value-type="float">
            <text:p>-0.689972401103955</text:p>
          </table:table-cell>
          <table:table-cell table:formula="of:=(1-[.P15])*100" office:value-type="float" office:value="10.7634710522797" calcext:value-type="float">
            <text:p>10.7634710522797</text:p>
          </table:table-cell>
          <table:table-cell table:formula="of:=(1-[.Q15])*100" office:value-type="float" office:value="5.16497937757781" calcext:value-type="float">
            <text:p>5.16497937757781</text:p>
          </table:table-cell>
          <table:table-cell table:formula="of:=(1-[.R15])*100" office:value-type="float" office:value="-0.643351231074352" calcext:value-type="float">
            <text:p>-0.643351231074352</text:p>
          </table:table-cell>
          <table:table-cell table:formula="of:=(1-[.S15])*100" office:value-type="float" office:value="-0.555907395679389" calcext:value-type="float">
            <text:p>-0.555907395679389</text:p>
          </table:table-cell>
          <table:table-cell table:formula="of:=(1-[.T15])*100" office:value-type="float" office:value="2.4408265806261" calcext:value-type="float">
            <text:p>2.4408265806261</text:p>
          </table:table-cell>
          <table:table-cell/>
          <table:table-cell table:formula="of:=(1-[.V15])*100" office:value-type="float" office:value="0.62625024695413" calcext:value-type="float">
            <text:p>0.62625024695413</text:p>
          </table:table-cell>
        </table:table-row>
        <table:table-row table:style-name="ro1">
          <table:table-cell/>
          <table:table-cell office:value-type="string" calcext:value-type="string">
            <text:p>CONSERVATIVE</text:p>
          </table:table-cell>
          <table:table-cell table:formula="of:=(1-[.C16])*100" office:value-type="float" office:value="0.199535962877018" calcext:value-type="float">
            <text:p>0.199535962877018</text:p>
          </table:table-cell>
          <table:table-cell table:formula="of:=(1-[.D16])*100" office:value-type="float" office:value="0.125539667472985" calcext:value-type="float">
            <text:p>0.125539667472985</text:p>
          </table:table-cell>
          <table:table-cell table:formula="of:=(1-[.E16])*100" office:value-type="float" office:value="0.139409672146906" calcext:value-type="float">
            <text:p>0.139409672146906</text:p>
          </table:table-cell>
          <table:table-cell table:formula="of:=(1-[.F16])*100" office:value-type="float" office:value="1.61265784268978" calcext:value-type="float">
            <text:p>1.61265784268978</text:p>
          </table:table-cell>
          <table:table-cell table:formula="of:=(1-[.G16])*100" office:value-type="float" office:value="0.0514271020827906" calcext:value-type="float">
            <text:p>0.051427102082791</text:p>
          </table:table-cell>
          <table:table-cell table:formula="of:=(1-[.H16])*100" office:value-type="float" office:value="1.45628020839873" calcext:value-type="float">
            <text:p>1.45628020839873</text:p>
          </table:table-cell>
          <table:table-cell table:formula="of:=(1-[.I16])*100" office:value-type="float" office:value="2.24574911774141" calcext:value-type="float">
            <text:p>2.24574911774141</text:p>
          </table:table-cell>
          <table:table-cell table:formula="of:=(1-[.J16])*100" office:value-type="float" office:value="0.0511247443762741" calcext:value-type="float">
            <text:p>0.051124744376274</text:p>
          </table:table-cell>
          <table:table-cell table:formula="of:=(1-[.K16])*100" office:value-type="float" office:value="-0.430820648058683" calcext:value-type="float">
            <text:p>-0.430820648058683</text:p>
          </table:table-cell>
          <table:table-cell table:formula="of:=(1-[.L16])*100" office:value-type="float" office:value="-0.174617743849215" calcext:value-type="float">
            <text:p>-0.174617743849215</text:p>
          </table:table-cell>
          <table:table-cell table:formula="of:=(1-[.M16])*100" office:value-type="float" office:value="0.947440273037536" calcext:value-type="float">
            <text:p>0.947440273037536</text:p>
          </table:table-cell>
          <table:table-cell table:formula="of:=(1-[.N16])*100" office:value-type="float" office:value="-0.924575476612133" calcext:value-type="float">
            <text:p>-0.924575476612133</text:p>
          </table:table-cell>
          <table:table-cell table:formula="of:=(1-[.O16])*100" office:value-type="float" office:value="0.399830160639725" calcext:value-type="float">
            <text:p>0.399830160639725</text:p>
          </table:table-cell>
          <table:table-cell table:formula="of:=(1-[.P16])*100" office:value-type="float" office:value="-0.618875709128419" calcext:value-type="float">
            <text:p>-0.618875709128419</text:p>
          </table:table-cell>
          <table:table-cell table:formula="of:=(1-[.Q16])*100" office:value-type="float" office:value="-0.149981252343445" calcext:value-type="float">
            <text:p>-0.149981252343445</text:p>
          </table:table-cell>
          <table:table-cell table:formula="of:=(1-[.R16])*100" office:value-type="float" office:value="0.478885502829785" calcext:value-type="float">
            <text:p>0.478885502829785</text:p>
          </table:table-cell>
          <table:table-cell table:formula="of:=(1-[.S16])*100" office:value-type="float" office:value="-0.0351840123847813" calcext:value-type="float">
            <text:p>-0.035184012384781</text:p>
          </table:table-cell>
          <table:table-cell table:formula="of:=(1-[.T16])*100" office:value-type="float" office:value="-0.2019654688308" calcext:value-type="float">
            <text:p>-0.2019654688308</text:p>
          </table:table-cell>
          <table:table-cell/>
          <table:table-cell table:formula="of:=(1-[.V16])*100" office:value-type="float" office:value="0.290451759204768" calcext:value-type="float">
            <text:p>0.290451759204768</text:p>
          </table:table-cell>
        </table:table-row>
        <table:table-row table:style-name="ro1">
          <table:table-cell/>
          <table:table-cell office:value-type="string" calcext:value-type="string">
            <text:p>SWITCH(IPC=3.5)</text:p>
          </table:table-cell>
          <table:table-cell table:formula="of:=(1-[.C17])*100" office:value-type="float" office:value="-2.45939675174016" calcext:value-type="float">
            <text:p>-2.45939675174016</text:p>
          </table:table-cell>
          <table:table-cell table:formula="of:=(1-[.D17])*100" office:value-type="float" office:value="-3.18442083346091" calcext:value-type="float">
            <text:p>-3.18442083346091</text:p>
          </table:table-cell>
          <table:table-cell table:formula="of:=(1-[.E17])*100" office:value-type="float" office:value="-4.7255071627728" calcext:value-type="float">
            <text:p>-4.7255071627728</text:p>
          </table:table-cell>
          <table:table-cell table:formula="of:=(1-[.F17])*100" office:value-type="float" office:value="-1.76479537501903" calcext:value-type="float">
            <text:p>-1.76479537501903</text:p>
          </table:table-cell>
          <table:table-cell table:formula="of:=(1-[.G17])*100" office:value-type="float" office:value="0.745692980200574" calcext:value-type="float">
            <text:p>0.745692980200574</text:p>
          </table:table-cell>
          <table:table-cell table:formula="of:=(1-[.H17])*100" office:value-type="float" office:value="-2.54849036469775" calcext:value-type="float">
            <text:p>-2.54849036469775</text:p>
          </table:table-cell>
          <table:table-cell table:formula="of:=(1-[.I17])*100" office:value-type="float" office:value="3.54685773357573" calcext:value-type="float">
            <text:p>3.54685773357573</text:p>
          </table:table-cell>
          <table:table-cell table:formula="of:=(1-[.J17])*100" office:value-type="float" office:value="4.48193592365371" calcext:value-type="float">
            <text:p>4.48193592365371</text:p>
          </table:table-cell>
          <table:table-cell table:formula="of:=(1-[.K17])*100" office:value-type="float" office:value="-0.44387581921197" calcext:value-type="float">
            <text:p>-0.44387581921197</text:p>
          </table:table-cell>
          <table:table-cell table:formula="of:=(1-[.L17])*100" office:value-type="float" office:value="-0.167901676778093" calcext:value-type="float">
            <text:p>-0.167901676778093</text:p>
          </table:table-cell>
          <table:table-cell table:formula="of:=(1-[.M17])*100" office:value-type="float" office:value="1.02116040955632" calcext:value-type="float">
            <text:p>1.02116040955632</text:p>
          </table:table-cell>
          <table:table-cell table:formula="of:=(1-[.N17])*100" office:value-type="float" office:value="-1.4871340764663" calcext:value-type="float">
            <text:p>-1.4871340764663</text:p>
          </table:table-cell>
          <table:table-cell table:formula="of:=(1-[.O17])*100" office:value-type="float" office:value="-0.689972401103955" calcext:value-type="float">
            <text:p>-0.689972401103955</text:p>
          </table:table-cell>
          <table:table-cell table:formula="of:=(1-[.P17])*100" office:value-type="float" office:value="-0.595954386568098" calcext:value-type="float">
            <text:p>-0.595954386568098</text:p>
          </table:table-cell>
          <table:table-cell table:formula="of:=(1-[.Q17])*100" office:value-type="float" office:value="4.78377702787153" calcext:value-type="float">
            <text:p>4.78377702787153</text:p>
          </table:table-cell>
          <table:table-cell table:formula="of:=(1-[.R17])*100" office:value-type="float" office:value="-0.580467276157304" calcext:value-type="float">
            <text:p>-0.580467276157304</text:p>
          </table:table-cell>
          <table:table-cell table:formula="of:=(1-[.S17])*100" office:value-type="float" office:value="-0.028147209907825" calcext:value-type="float">
            <text:p>-0.028147209907825</text:p>
          </table:table-cell>
          <table:table-cell table:formula="of:=(1-[.T17])*100" office:value-type="float" office:value="0.408856924706302" calcext:value-type="float">
            <text:p>0.408856924706302</text:p>
          </table:table-cell>
          <table:table-cell/>
          <table:table-cell table:formula="of:=(1-[.V17])*100" office:value-type="float" office:value="-0.174587752705735" calcext:value-type="float">
            <text:p>-0.174587752705735</text:p>
          </table:table-cell>
        </table:table-row>
        <table:table-row table:style-name="ro1">
          <table:table-cell/>
          <table:table-cell office:value-type="string" calcext:value-type="string">
            <text:p>SWITCH(ISR=10)</text:p>
          </table:table-cell>
          <table:table-cell table:formula="of:=(1-[.C18])*100" office:value-type="float" office:value="-2.44083526682137" calcext:value-type="float">
            <text:p>-2.44083526682137</text:p>
          </table:table-cell>
          <table:table-cell table:formula="of:=(1-[.D18])*100" office:value-type="float" office:value="-0.251079334945947" calcext:value-type="float">
            <text:p>-0.251079334945947</text:p>
          </table:table-cell>
          <table:table-cell table:formula="of:=(1-[.E18])*100" office:value-type="float" office:value="-4.7399288529949" calcext:value-type="float">
            <text:p>-4.7399288529949</text:p>
          </table:table-cell>
          <table:table-cell table:formula="of:=(1-[.F18])*100" office:value-type="float" office:value="-1.74197474516962" calcext:value-type="float">
            <text:p>-1.74197474516962</text:p>
          </table:table-cell>
          <table:table-cell table:formula="of:=(1-[.G18])*100" office:value-type="float" office:value="0.694265878117761" calcext:value-type="float">
            <text:p>0.694265878117761</text:p>
          </table:table-cell>
          <table:table-cell table:formula="of:=(1-[.H18])*100" office:value-type="float" office:value="-2.4731655263323" calcext:value-type="float">
            <text:p>-2.4731655263323</text:p>
          </table:table-cell>
          <table:table-cell table:formula="of:=(1-[.I18])*100" office:value-type="float" office:value="3.4363526182583" calcext:value-type="float">
            <text:p>3.4363526182583</text:p>
          </table:table-cell>
          <table:table-cell table:formula="of:=(1-[.J18])*100" office:value-type="float" office:value="4.43081117927743" calcext:value-type="float">
            <text:p>4.43081117927743</text:p>
          </table:table-cell>
          <table:table-cell table:formula="of:=(1-[.K18])*100" office:value-type="float" office:value="-0.44387581921197" calcext:value-type="float">
            <text:p>-0.44387581921197</text:p>
          </table:table-cell>
          <table:table-cell table:formula="of:=(1-[.L18])*100" office:value-type="float" office:value="-0.1723790548255" calcext:value-type="float">
            <text:p>-0.1723790548255</text:p>
          </table:table-cell>
          <table:table-cell table:formula="of:=(1-[.M18])*100" office:value-type="float" office:value="0.969283276450517" calcext:value-type="float">
            <text:p>0.969283276450517</text:p>
          </table:table-cell>
          <table:table-cell table:formula="of:=(1-[.N18])*100" office:value-type="float" office:value="-1.80227106990312" calcext:value-type="float">
            <text:p>-1.80227106990312</text:p>
          </table:table-cell>
          <table:table-cell table:formula="of:=(1-[.O18])*100" office:value-type="float" office:value="0.0495364800792486" calcext:value-type="float">
            <text:p>0.049536480079249</text:p>
          </table:table-cell>
          <table:table-cell table:formula="of:=(1-[.P18])*100" office:value-type="float" office:value="-0.594044276354744" calcext:value-type="float">
            <text:p>-0.594044276354744</text:p>
          </table:table-cell>
          <table:table-cell table:formula="of:=(1-[.Q18])*100" office:value-type="float" office:value="5.16497937757781" calcext:value-type="float">
            <text:p>5.16497937757781</text:p>
          </table:table-cell>
          <table:table-cell table:formula="of:=(1-[.R18])*100" office:value-type="float" office:value="-0.561118366952074" calcext:value-type="float">
            <text:p>-0.561118366952074</text:p>
          </table:table-cell>
          <table:table-cell table:formula="of:=(1-[.S18])*100" office:value-type="float" office:value="-0.028147209907825" calcext:value-type="float">
            <text:p>-0.028147209907825</text:p>
          </table:table-cell>
          <table:table-cell table:formula="of:=(1-[.T18])*100" office:value-type="float" office:value="0.837417797591211" calcext:value-type="float">
            <text:p>0.837417797591211</text:p>
          </table:table-cell>
          <table:table-cell/>
          <table:table-cell table:formula="of:=(1-[.V18])*100" office:value-type="float" office:value="0.0471221010362233" calcext:value-type="float">
            <text:p>0.047122101036223</text:p>
          </table:table-cell>
        </table:table-row>
      </table:table>
      <table:table table:name="rate" table:style-name="ta1">
        <table:shapes>
          <draw:frame draw:z-index="0" draw:style-name="gr1" draw:text-style-name="P1" svg:width="210mm" svg:height="100mm" svg:x="68.08mm" svg:y="80.36mm">
            <draw:object draw:notify-on-update-of-ranges="rate.D10:rate.D10 rate.E10:rate.Y10 rate.D11:rate.D11 rate.E11:rate.Y11 rate.D12:rate.D12 rate.E12:rate.Y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5" table:default-cell-style-name="Default"/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20"/>
          <table:table-cell table:style-name="ce3"/>
          <table:table-cell table:number-columns-repeated="4"/>
        </table:table-row>
        <table:table-row table:style-name="ro1">
          <table:table-cell table:number-columns-repeated="25"/>
        </table:table-row>
        <table:table-row table:style-name="ro1" table:number-rows-repeated="2">
          <table:table-cell table:number-columns-repeated="21"/>
          <table:table-cell table:style-name="ce3"/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5" office:value-type="string" calcext:value-type="string">
            <text:p>xz </text:p>
          </table:table-cell>
          <table:table-cell table:style-name="ce5" office:value-type="string" calcext:value-type="string">
            <text:p>bwaves </text:p>
          </table:table-cell>
          <table:table-cell table:style-name="ce5" office:value-type="string" calcext:value-type="string">
            <text:p>cactuBSSN </text:p>
          </table:table-cell>
          <table:table-cell table:style-name="ce5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5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table:style-name="ce5" office:value-type="string" calcext:value-type="string">
            <text:p>pop2 </text:p>
          </table:table-cell>
          <table:table-cell table:style-name="ce5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  <table:table-cell office:value-type="string" calcext:value-type="string">
            <text:p>high ILP av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PC=3.5</text:p>
          </table:table-cell>
          <table:table-cell office:value-type="float" office:value="100" calcext:value-type="float">
            <text:p>100</text:p>
          </table:table-cell>
          <table:table-cell office:value-type="float" office:value="72.94" calcext:value-type="float">
            <text:p>72.94</text:p>
          </table:table-cell>
          <table:table-cell office:value-type="float" office:value="93.75" calcext:value-type="float">
            <text:p>93.75</text:p>
          </table:table-cell>
          <table:table-cell office:value-type="float" office:value="99.52" calcext:value-type="float">
            <text:p>99.52</text:p>
          </table:table-cell>
          <table:table-cell office:value-type="float" office:value="100" calcext:value-type="float">
            <text:p>100</text:p>
          </table:table-cell>
          <table:table-cell office:value-type="float" office:value="99.59" calcext:value-type="float">
            <text:p>99.59</text:p>
          </table:table-cell>
          <table:table-cell office:value-type="float" office:value="95.86" calcext:value-type="float">
            <text:p>95.86</text:p>
          </table:table-cell>
          <table:table-cell office:value-type="float" office:value="99.8" calcext:value-type="float">
            <text:p>99.8</text:p>
          </table:table-cell>
          <table:table-cell office:value-type="float" office:value="0.15" calcext:value-type="float">
            <text:p>0.15</text:p>
          </table:table-cell>
          <table:table-cell office:value-type="float" office:value="0.27" calcext:value-type="float">
            <text:p>0.27</text:p>
          </table:table-cell>
          <table:table-cell office:value-type="float" office:value="5.4" calcext:value-type="float">
            <text:p>5.4</text:p>
          </table:table-cell>
          <table:table-cell office:value-type="float" office:value="36.12" calcext:value-type="float">
            <text:p>36.12</text:p>
          </table:table-cell>
          <table:table-cell office:value-type="float" office:value="100" calcext:value-type="float">
            <text:p>100</text:p>
          </table:table-cell>
          <table:table-cell office:value-type="float" office:value="0.47" calcext:value-type="float">
            <text:p>0.47</text:p>
          </table:table-cell>
          <table:table-cell office:value-type="float" office:value="94.61" calcext:value-type="float">
            <text:p>94.61</text:p>
          </table:table-cell>
          <table:table-cell office:value-type="float" office:value="99.4" calcext:value-type="float">
            <text:p>99.4</text:p>
          </table:table-cell>
          <table:table-cell office:value-type="float" office:value="0.17" calcext:value-type="float">
            <text:p>0.17</text:p>
          </table:table-cell>
          <table:table-cell office:value-type="float" office:value="23.37" calcext:value-type="float">
            <text:p>23.37</text:p>
          </table:table-cell>
          <table:table-cell/>
          <table:table-cell office:value-type="float" office:value="62.3011111111111" calcext:value-type="float">
            <text:p>62.3011111111111</text:p>
          </table:table-cell>
          <table:table-cell office:value-type="float" office:value="9.42142857142857" calcext:value-type="float">
            <text:p>9.4214285714285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SR=10</text:p>
          </table:table-cell>
          <table:table-cell office:value-type="float" office:value="99.78" calcext:value-type="float">
            <text:p>99.78</text:p>
          </table:table-cell>
          <table:table-cell office:value-type="float" office:value="6.48" calcext:value-type="float">
            <text:p>6.48</text:p>
          </table:table-cell>
          <table:table-cell office:value-type="float" office:value="94.42" calcext:value-type="float">
            <text:p>94.42</text:p>
          </table:table-cell>
          <table:table-cell office:value-type="float" office:value="98.88" calcext:value-type="float">
            <text:p>98.88</text:p>
          </table:table-cell>
          <table:table-cell office:value-type="float" office:value="99.97" calcext:value-type="float">
            <text:p>99.97</text:p>
          </table:table-cell>
          <table:table-cell office:value-type="float" office:value="99.31" calcext:value-type="float">
            <text:p>99.31</text:p>
          </table:table-cell>
          <table:table-cell office:value-type="float" office:value="91.78" calcext:value-type="float">
            <text:p>91.78</text:p>
          </table:table-cell>
          <table:table-cell office:value-type="float" office:value="98.29" calcext:value-type="float">
            <text:p>98.29</text:p>
          </table:table-cell>
          <table:table-cell table:style-name="ce3" office:value-type="float" office:value="0.15" calcext:value-type="float">
            <text:p>1.50E-01</text:p>
          </table:table-cell>
          <table:table-cell table:style-name="ce3" office:value-type="float" office:value="0.31" calcext:value-type="float">
            <text:p>3.10E-01</text:p>
          </table:table-cell>
          <table:table-cell table:style-name="ce3" office:value-type="float" office:value="1.23" calcext:value-type="float">
            <text:p>1.23E+00</text:p>
          </table:table-cell>
          <table:table-cell table:style-name="ce3" office:value-type="float" office:value="60.64" calcext:value-type="float">
            <text:p>6.06E+01</text:p>
          </table:table-cell>
          <table:table-cell table:style-name="ce3" office:value-type="float" office:value="33.5" calcext:value-type="float">
            <text:p>3.35E+01</text:p>
          </table:table-cell>
          <table:table-cell table:style-name="ce3" office:value-type="float" office:value="0.53" calcext:value-type="float">
            <text:p>5.30E-01</text:p>
          </table:table-cell>
          <table:table-cell table:style-name="ce3" office:value-type="float" office:value="100" calcext:value-type="float">
            <text:p>1.00E+02</text:p>
          </table:table-cell>
          <table:table-cell table:style-name="ce3" office:value-type="float" office:value="94.17" calcext:value-type="float">
            <text:p>9.42E+01</text:p>
          </table:table-cell>
          <table:table-cell table:style-name="ce3" office:value-type="float" office:value="0.17" calcext:value-type="float">
            <text:p>1.70E-01</text:p>
          </table:table-cell>
          <table:table-cell table:style-name="ce3" office:value-type="float" office:value="40.41" calcext:value-type="float">
            <text:p>4.04E+01</text:p>
          </table:table-cell>
          <table:table-cell/>
          <table:table-cell office:value-type="float" office:value="56.6677777777778" calcext:value-type="float">
            <text:p>56.6677777777778</text:p>
          </table:table-cell>
          <table:table-cell office:value-type="float" office:value="14.7771428571429" calcext:value-type="float">
            <text:p>14.777142857142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5" office:value-type="string" calcext:value-type="string">
            <text:p>xz </text:p>
          </table:table-cell>
          <table:table-cell table:style-name="ce5" office:value-type="string" calcext:value-type="string">
            <text:p>bwaves </text:p>
          </table:table-cell>
          <table:table-cell table:style-name="ce5" office:value-type="string" calcext:value-type="string">
            <text:p>cactuBSSN </text:p>
          </table:table-cell>
          <table:table-cell table:style-name="ce5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5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table:style-name="ce5" office:value-type="string" calcext:value-type="string">
            <text:p>pop2 </text:p>
          </table:table-cell>
          <table:table-cell table:style-name="ce5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  <table:table-cell office:value-type="string" calcext:value-type="string">
            <text:p>high ILP av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PC=3.5</text:p>
          </table:table-cell>
          <table:table-cell table:formula="of:=100-[.E8]" office:value-type="float" office:value="0" calcext:value-type="float">
            <text:p>0</text:p>
          </table:table-cell>
          <table:table-cell table:formula="of:=100-[.F8]" office:value-type="float" office:value="27.06" calcext:value-type="float">
            <text:p>27.06</text:p>
          </table:table-cell>
          <table:table-cell table:formula="of:=100-[.G8]" office:value-type="float" office:value="6.25" calcext:value-type="float">
            <text:p>6.25</text:p>
          </table:table-cell>
          <table:table-cell table:formula="of:=100-[.H8]" office:value-type="float" office:value="0.480000000000004" calcext:value-type="float">
            <text:p>0.480000000000004</text:p>
          </table:table-cell>
          <table:table-cell table:formula="of:=100-[.I8]" office:value-type="float" office:value="0" calcext:value-type="float">
            <text:p>0</text:p>
          </table:table-cell>
          <table:table-cell table:formula="of:=100-[.J8]" office:value-type="float" office:value="0.409999999999997" calcext:value-type="float">
            <text:p>0.409999999999997</text:p>
          </table:table-cell>
          <table:table-cell table:formula="of:=100-[.K8]" office:value-type="float" office:value="4.14" calcext:value-type="float">
            <text:p>4.14</text:p>
          </table:table-cell>
          <table:table-cell table:formula="of:=100-[.L8]" office:value-type="float" office:value="0.200000000000003" calcext:value-type="float">
            <text:p>0.200000000000003</text:p>
          </table:table-cell>
          <table:table-cell table:formula="of:=100-[.M8]" office:value-type="float" office:value="99.85" calcext:value-type="float">
            <text:p>99.85</text:p>
          </table:table-cell>
          <table:table-cell table:formula="of:=100-[.N8]" office:value-type="float" office:value="99.73" calcext:value-type="float">
            <text:p>99.73</text:p>
          </table:table-cell>
          <table:table-cell table:formula="of:=100-[.O8]" office:value-type="float" office:value="94.6" calcext:value-type="float">
            <text:p>94.6</text:p>
          </table:table-cell>
          <table:table-cell table:formula="of:=100-[.P8]" office:value-type="float" office:value="63.88" calcext:value-type="float">
            <text:p>63.88</text:p>
          </table:table-cell>
          <table:table-cell table:formula="of:=100-[.Q8]" office:value-type="float" office:value="0" calcext:value-type="float">
            <text:p>0</text:p>
          </table:table-cell>
          <table:table-cell table:formula="of:=100-[.R8]" office:value-type="float" office:value="99.53" calcext:value-type="float">
            <text:p>99.53</text:p>
          </table:table-cell>
          <table:table-cell table:formula="of:=100-[.S8]" office:value-type="float" office:value="5.39" calcext:value-type="float">
            <text:p>5.39</text:p>
          </table:table-cell>
          <table:table-cell table:formula="of:=100-[.T8]" office:value-type="float" office:value="0.599999999999994" calcext:value-type="float">
            <text:p>0.599999999999994</text:p>
          </table:table-cell>
          <table:table-cell table:formula="of:=100-[.U8]" office:value-type="float" office:value="99.83" calcext:value-type="float">
            <text:p>99.83</text:p>
          </table:table-cell>
          <table:table-cell table:formula="of:=100-[.V8]" office:value-type="float" office:value="76.63" calcext:value-type="float">
            <text:p>76.63</text:p>
          </table:table-cell>
          <table:table-cell/>
          <table:table-cell table:formula="of:=100-[.X8]" office:value-type="float" office:value="37.6988888888889" calcext:value-type="float">
            <text:p>37.6988888888889</text:p>
          </table:table-cell>
          <table:table-cell table:formula="of:=100-[.Y8]" office:value-type="float" office:value="90.5785714285714" calcext:value-type="float">
            <text:p>90.578571428571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SR=10</text:p>
          </table:table-cell>
          <table:table-cell table:formula="of:=100-[.E9]" office:value-type="float" office:value="0.219999999999999" calcext:value-type="float">
            <text:p>0.219999999999999</text:p>
          </table:table-cell>
          <table:table-cell table:formula="of:=100-[.F9]" office:value-type="float" office:value="93.52" calcext:value-type="float">
            <text:p>93.52</text:p>
          </table:table-cell>
          <table:table-cell table:formula="of:=100-[.G9]" office:value-type="float" office:value="5.58" calcext:value-type="float">
            <text:p>5.58</text:p>
          </table:table-cell>
          <table:table-cell table:formula="of:=100-[.H9]" office:value-type="float" office:value="1.12" calcext:value-type="float">
            <text:p>1.12</text:p>
          </table:table-cell>
          <table:table-cell table:formula="of:=100-[.I9]" office:value-type="float" office:value="0.0300000000000011" calcext:value-type="float">
            <text:p>0.030000000000001</text:p>
          </table:table-cell>
          <table:table-cell table:formula="of:=100-[.J9]" office:value-type="float" office:value="0.689999999999998" calcext:value-type="float">
            <text:p>0.689999999999998</text:p>
          </table:table-cell>
          <table:table-cell table:formula="of:=100-[.K9]" office:value-type="float" office:value="8.22" calcext:value-type="float">
            <text:p>8.22</text:p>
          </table:table-cell>
          <table:table-cell table:formula="of:=100-[.L9]" office:value-type="float" office:value="1.70999999999999" calcext:value-type="float">
            <text:p>1.70999999999999</text:p>
          </table:table-cell>
          <table:table-cell table:formula="of:=100-[.M9]" office:value-type="float" office:value="99.85" calcext:value-type="float">
            <text:p>99.85</text:p>
          </table:table-cell>
          <table:table-cell table:formula="of:=100-[.N9]" office:value-type="float" office:value="99.69" calcext:value-type="float">
            <text:p>99.69</text:p>
          </table:table-cell>
          <table:table-cell table:formula="of:=100-[.O9]" office:value-type="float" office:value="98.77" calcext:value-type="float">
            <text:p>98.77</text:p>
          </table:table-cell>
          <table:table-cell table:formula="of:=100-[.P9]" office:value-type="float" office:value="39.36" calcext:value-type="float">
            <text:p>39.36</text:p>
          </table:table-cell>
          <table:table-cell table:formula="of:=100-[.Q9]" office:value-type="float" office:value="66.5" calcext:value-type="float">
            <text:p>66.5</text:p>
          </table:table-cell>
          <table:table-cell table:formula="of:=100-[.R9]" office:value-type="float" office:value="99.47" calcext:value-type="float">
            <text:p>99.47</text:p>
          </table:table-cell>
          <table:table-cell table:formula="of:=100-[.S9]" office:value-type="float" office:value="0" calcext:value-type="float">
            <text:p>0</text:p>
          </table:table-cell>
          <table:table-cell table:formula="of:=100-[.T9]" office:value-type="float" office:value="5.83" calcext:value-type="float">
            <text:p>5.83</text:p>
          </table:table-cell>
          <table:table-cell table:formula="of:=100-[.U9]" office:value-type="float" office:value="99.83" calcext:value-type="float">
            <text:p>99.83</text:p>
          </table:table-cell>
          <table:table-cell table:formula="of:=100-[.V9]" office:value-type="float" office:value="59.59" calcext:value-type="float">
            <text:p>59.59</text:p>
          </table:table-cell>
          <table:table-cell/>
          <table:table-cell table:formula="of:=100-[.X9]" office:value-type="float" office:value="43.3322222222222" calcext:value-type="float">
            <text:p>43.3322222222222</text:p>
          </table:table-cell>
          <table:table-cell table:formula="of:=100-[.Y9]" office:value-type="float" office:value="85.2228571428571" calcext:value-type="float">
            <text:p>85.2228571428571</text:p>
          </table:table-cell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21"/>
          <table:table-cell table:style-name="ce3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IPA明朝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2">0000/00/00</text:date>, <text:time style:data-style-name="N2" text:time-value="08:24:32.470908082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9T16:41:03.196737869</meta:creation-date>
    <dc:date>2020-12-12T08:27:10.241633658</dc:date>
    <meta:editing-duration>PT1H26M27S</meta:editing-duration>
    <meta:editing-cycles>18</meta:editing-cycles>
    <meta:generator>LibreOffice/6.0.7.3$Linux_X86_64 LibreOffice_project/00m0$Build-3</meta:generator>
    <meta:document-statistic meta:table-count="3" meta:cell-count="75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14.528cm" svg:y="0cm" style:legend-expansion="custom" chartooo:width="6.469cm" chartooo:height="0.783cm" style:legend-expansion-aspect-ratio="8.26181353767561" chart:style-name="ch2"/>
        <chart:plot-area chart:style-name="ch3" table:cell-range-address="rate.D10:rate.Y12" chart:data-source-has-labels="both" svg:x="1.745cm" svg:y="0.937cm" svg:width="18.833cm" svg:height="8.608cm">
          <chartooo:coordinate-region svg:x="2.71cm" svg:y="1.189cm" svg:width="17.868cm" svg:height="5.645cm"/>
          <chart:axis chart:dimension="x" chart:name="primary-x" chart:style-name="ch4" chartooo:axis-type="auto">
            <chartooo:date-scale/>
            <chart:categories table:cell-range-address="rate.E10:rate.Y10"/>
            <chart:grid chart:class="major"/>
          </chart:axis>
          <chart:axis chart:dimension="y" chart:name="primary-y" chart:style-name="ch5">
            <chart:title svg:x="0.354cm" svg:y="6.653cm" chart:style-name="ch6">
              <text:p>fraction of
CONSERVATIVE mode(%)</text:p>
            </chart:title>
            <chart:grid chart:class="major"/>
          </chart:axis>
          <chart:series chart:style-name="ch7" chart:values-cell-range-address="rate.E11:rate.Y11" chart:label-cell-address="rate.D11:rate.D11" chart:class="chart:bar">
            <chart:data-point chart:repeated="21"/>
          </chart:series>
          <chart:series chart:style-name="ch8" chart:values-cell-range-address="rate.E12:rate.Y12" chart:label-cell-address="rate.D12:rate.D12" chart:class="chart:bar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rate.E10:rate.Y10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  <table:table-cell office:value-type="string">
                <text:p>high ILP avg</text:p>
              </table:table-cell>
            </table:table-row>
          </table:table-header-rows>
          <table:table-rows>
            <table:table-row>
              <table:table-cell office:value-type="string">
                <text:p>IPC=3.5</text:p>
                <draw:g>
                  <svg:desc>rate.D11:rate.D11</svg:desc>
                </draw:g>
              </table:table-cell>
              <table:table-cell office:value-type="float" office:value="0">
                <text:p>0</text:p>
                <draw:g>
                  <svg:desc>rate.E11:rate.Y11</svg:desc>
                </draw:g>
              </table:table-cell>
              <table:table-cell office:value-type="float" office:value="27.06">
                <text:p>27.06</text:p>
              </table:table-cell>
              <table:table-cell office:value-type="float" office:value="6.25">
                <text:p>6.25</text:p>
              </table:table-cell>
              <table:table-cell office:value-type="float" office:value="0.480000000000004">
                <text:p>0.480000000000004</text:p>
              </table:table-cell>
              <table:table-cell office:value-type="float" office:value="0">
                <text:p>0</text:p>
              </table:table-cell>
              <table:table-cell office:value-type="float" office:value="0.409999999999997">
                <text:p>0.409999999999997</text:p>
              </table:table-cell>
              <table:table-cell office:value-type="float" office:value="4.14">
                <text:p>4.14</text:p>
              </table:table-cell>
              <table:table-cell office:value-type="float" office:value="0.200000000000003">
                <text:p>0.200000000000003</text:p>
              </table:table-cell>
              <table:table-cell office:value-type="float" office:value="99.85">
                <text:p>99.85</text:p>
              </table:table-cell>
              <table:table-cell office:value-type="float" office:value="99.73">
                <text:p>99.73</text:p>
              </table:table-cell>
              <table:table-cell office:value-type="float" office:value="94.6">
                <text:p>94.6</text:p>
              </table:table-cell>
              <table:table-cell office:value-type="float" office:value="63.88">
                <text:p>63.88</text:p>
              </table:table-cell>
              <table:table-cell office:value-type="float" office:value="0">
                <text:p>0</text:p>
              </table:table-cell>
              <table:table-cell office:value-type="float" office:value="99.53">
                <text:p>99.53</text:p>
              </table:table-cell>
              <table:table-cell office:value-type="float" office:value="5.39">
                <text:p>5.39</text:p>
              </table:table-cell>
              <table:table-cell office:value-type="float" office:value="0.599999999999994">
                <text:p>0.599999999999994</text:p>
              </table:table-cell>
              <table:table-cell office:value-type="float" office:value="99.83">
                <text:p>99.83</text:p>
              </table:table-cell>
              <table:table-cell office:value-type="float" office:value="76.63">
                <text:p>76.63</text:p>
              </table:table-cell>
              <table:table-cell office:value-type="float" office:value="NaN">
                <text:p>NaN</text:p>
              </table:table-cell>
              <table:table-cell office:value-type="float" office:value="37.6988888888889">
                <text:p>37.6988888888889</text:p>
              </table:table-cell>
              <table:table-cell office:value-type="float" office:value="90.5785714285714">
                <text:p>90.5785714285714</text:p>
              </table:table-cell>
            </table:table-row>
            <table:table-row>
              <table:table-cell office:value-type="string">
                <text:p>ISR=10</text:p>
                <draw:g>
                  <svg:desc>rate.D12:rate.D12</svg:desc>
                </draw:g>
              </table:table-cell>
              <table:table-cell office:value-type="float" office:value="0.219999999999999">
                <text:p>0.219999999999999</text:p>
                <draw:g>
                  <svg:desc>rate.E12:rate.Y12</svg:desc>
                </draw:g>
              </table:table-cell>
              <table:table-cell office:value-type="float" office:value="93.52">
                <text:p>93.52</text:p>
              </table:table-cell>
              <table:table-cell office:value-type="float" office:value="5.58">
                <text:p>5.58</text:p>
              </table:table-cell>
              <table:table-cell office:value-type="float" office:value="1.12">
                <text:p>1.12</text:p>
              </table:table-cell>
              <table:table-cell office:value-type="float" office:value="0.0300000000000011">
                <text:p>0.0300000000000011</text:p>
              </table:table-cell>
              <table:table-cell office:value-type="float" office:value="0.689999999999998">
                <text:p>0.689999999999998</text:p>
              </table:table-cell>
              <table:table-cell office:value-type="float" office:value="8.22">
                <text:p>8.22</text:p>
              </table:table-cell>
              <table:table-cell office:value-type="float" office:value="1.70999999999999">
                <text:p>1.70999999999999</text:p>
              </table:table-cell>
              <table:table-cell office:value-type="float" office:value="99.85">
                <text:p>99.85</text:p>
              </table:table-cell>
              <table:table-cell office:value-type="float" office:value="99.69">
                <text:p>99.69</text:p>
              </table:table-cell>
              <table:table-cell office:value-type="float" office:value="98.77">
                <text:p>98.77</text:p>
              </table:table-cell>
              <table:table-cell office:value-type="float" office:value="39.36">
                <text:p>39.36</text:p>
              </table:table-cell>
              <table:table-cell office:value-type="float" office:value="66.5">
                <text:p>66.5</text:p>
              </table:table-cell>
              <table:table-cell office:value-type="float" office:value="99.47">
                <text:p>99.47</text:p>
              </table:table-cell>
              <table:table-cell office:value-type="float" office:value="0">
                <text:p>0</text:p>
              </table:table-cell>
              <table:table-cell office:value-type="float" office:value="5.83">
                <text:p>5.83</text:p>
              </table:table-cell>
              <table:table-cell office:value-type="float" office:value="99.83">
                <text:p>99.83</text:p>
              </table:table-cell>
              <table:table-cell office:value-type="float" office:value="59.59">
                <text:p>59.59</text:p>
              </table:table-cell>
              <table:table-cell office:value-type="float" office:value="NaN">
                <text:p>NaN</text:p>
              </table:table-cell>
              <table:table-cell office:value-type="float" office:value="43.3322222222222">
                <text:p>43.3322222222222</text:p>
              </table:table-cell>
              <table:table-cell office:value-type="float" office:value="85.2228571428571">
                <text:p>85.22285714285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chart:axis-label-position="outside-start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5.16cm" svg:y="0cm" style:legend-expansion="custom" chartooo:width="15.84cm" chartooo:height="0.863cm" style:legend-expansion-aspect-ratio="18.3545770567787" chart:style-name="ch2"/>
        <chart:plot-area chart:style-name="ch3" table:cell-range-address="vs_comp.B24:vs_comp.V28" chart:data-source-has-labels="both" svg:x="1.124cm" svg:y="1.296cm" svg:width="19.448cm" svg:height="8.244cm">
          <chartooo:coordinate-region svg:x="2.089cm" svg:y="1.548cm" svg:width="18.483cm" svg:height="5.334cm"/>
          <chart:axis chart:dimension="x" chart:name="primary-x" chart:style-name="ch4" chartooo:axis-type="auto">
            <chartooo:date-scale/>
            <chart:categories table:cell-range-address="vs_comp.C24:vs_comp.V24"/>
            <chart:grid chart:class="major"/>
          </chart:axis>
          <chart:axis chart:dimension="y" chart:name="primary-y" chart:style-name="ch5">
            <chart:title svg:x="0.198cm" svg:y="7.25cm" chart:style-name="ch6">
              <text:p>number of comparisons
relative to BASE(%)</text:p>
            </chart:title>
            <chart:grid chart:class="major"/>
          </chart:axis>
          <chart:series chart:style-name="ch7" chart:values-cell-range-address="vs_comp.C25:vs_comp.V25" chart:label-cell-address="vs_comp.B25:vs_comp.B25" chart:class="chart:bar">
            <chart:data-point chart:repeated="20"/>
          </chart:series>
          <chart:series chart:style-name="ch8" chart:values-cell-range-address="vs_comp.C26:vs_comp.V26" chart:label-cell-address="vs_comp.B26:vs_comp.B26" chart:class="chart:bar">
            <chart:data-point chart:repeated="20"/>
          </chart:series>
          <chart:series chart:style-name="ch9" chart:values-cell-range-address="vs_comp.C27:vs_comp.V27" chart:label-cell-address="vs_comp.B27:vs_comp.B27" chart:class="chart:bar">
            <chart:data-point chart:repeated="20"/>
          </chart:series>
          <chart:series chart:style-name="ch10" chart:values-cell-range-address="vs_comp.C28:vs_comp.V28" chart:label-cell-address="vs_comp.B28:vs_comp.B28" chart:class="chart:ba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vs_comp.C24:vs_comp.V24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GM</text:p>
              </table:table-cell>
            </table:table-row>
          </table:table-header-rows>
          <table:table-rows>
            <table:table-row>
              <table:table-cell office:value-type="string">
                <text:p>AGGRESSIVE</text:p>
                <draw:g>
                  <svg:desc>vs_comp.B25:vs_comp.B25</svg:desc>
                </draw:g>
              </table:table-cell>
              <table:table-cell office:value-type="float" office:value="15.3751471690035">
                <text:p>15.3751471690035</text:p>
                <draw:g>
                  <svg:desc>vs_comp.C25:vs_comp.V25</svg:desc>
                </draw:g>
              </table:table-cell>
              <table:table-cell office:value-type="float" office:value="8.89743046517963">
                <text:p>8.89743046517963</text:p>
              </table:table-cell>
              <table:table-cell office:value-type="float" office:value="14.7378645112312">
                <text:p>14.7378645112312</text:p>
              </table:table-cell>
              <table:table-cell office:value-type="float" office:value="12.8946238503085">
                <text:p>12.8946238503085</text:p>
              </table:table-cell>
              <table:table-cell office:value-type="float" office:value="13.806055508831">
                <text:p>13.806055508831</text:p>
              </table:table-cell>
              <table:table-cell office:value-type="float" office:value="10.6060403693006">
                <text:p>10.6060403693006</text:p>
              </table:table-cell>
              <table:table-cell office:value-type="float" office:value="16.7108777747076">
                <text:p>16.7108777747076</text:p>
              </table:table-cell>
              <table:table-cell office:value-type="float" office:value="13.0154461569491">
                <text:p>13.0154461569491</text:p>
              </table:table-cell>
              <table:table-cell office:value-type="float" office:value="9.00594497442278">
                <text:p>9.00594497442278</text:p>
              </table:table-cell>
              <table:table-cell office:value-type="float" office:value="29.6747605917756">
                <text:p>29.6747605917756</text:p>
              </table:table-cell>
              <table:table-cell office:value-type="float" office:value="32.3801827562628">
                <text:p>32.3801827562628</text:p>
              </table:table-cell>
              <table:table-cell office:value-type="float" office:value="16.2871357867526">
                <text:p>16.2871357867526</text:p>
              </table:table-cell>
              <table:table-cell office:value-type="float" office:value="16.2703713598718">
                <text:p>16.2703713598718</text:p>
              </table:table-cell>
              <table:table-cell office:value-type="float" office:value="11.07330846725">
                <text:p>11.07330846725</text:p>
              </table:table-cell>
              <table:table-cell office:value-type="float" office:value="33.2754830498669">
                <text:p>33.2754830498669</text:p>
              </table:table-cell>
              <table:table-cell office:value-type="float" office:value="15.2013958495749">
                <text:p>15.2013958495749</text:p>
              </table:table-cell>
              <table:table-cell office:value-type="float" office:value="8.5441199978686">
                <text:p>8.5441199978686</text:p>
              </table:table-cell>
              <table:table-cell office:value-type="float" office:value="32.3835894400879">
                <text:p>32.3835894400879</text:p>
              </table:table-cell>
              <table:table-cell office:value-type="float" office:value="NaN">
                <text:p>NaN</text:p>
              </table:table-cell>
              <table:table-cell office:value-type="float" office:value="15.5850027246552">
                <text:p>15.5850027246552</text:p>
              </table:table-cell>
            </table:table-row>
            <table:table-row>
              <table:table-cell office:value-type="string">
                <text:p>CONSERVATIVE</text:p>
                <draw:g>
                  <svg:desc>vs_comp.B26:vs_comp.B26</svg:desc>
                </draw:g>
              </table:table-cell>
              <table:table-cell office:value-type="float" office:value="33.6176816868244">
                <text:p>33.6176816868244</text:p>
                <draw:g>
                  <svg:desc>vs_comp.C26:vs_comp.V26</svg:desc>
                </draw:g>
              </table:table-cell>
              <table:table-cell office:value-type="float" office:value="37.7425017402621">
                <text:p>37.7425017402621</text:p>
              </table:table-cell>
              <table:table-cell office:value-type="float" office:value="32.7993122850891">
                <text:p>32.7993122850891</text:p>
              </table:table-cell>
              <table:table-cell office:value-type="float" office:value="30.7484576619737">
                <text:p>30.7484576619737</text:p>
              </table:table-cell>
              <table:table-cell office:value-type="float" office:value="32.2119428090833">
                <text:p>32.2119428090833</text:p>
              </table:table-cell>
              <table:table-cell office:value-type="float" office:value="34.3589829206805">
                <text:p>34.3589829206805</text:p>
              </table:table-cell>
              <table:table-cell office:value-type="float" office:value="35.0253292806484">
                <text:p>35.0253292806484</text:p>
              </table:table-cell>
              <table:table-cell office:value-type="float" office:value="33.3815150343715">
                <text:p>33.3815150343715</text:p>
              </table:table-cell>
              <table:table-cell office:value-type="float" office:value="37.4595603484032">
                <text:p>37.4595603484032</text:p>
              </table:table-cell>
              <table:table-cell office:value-type="float" office:value="34.1367962287646">
                <text:p>34.1367962287646</text:p>
              </table:table-cell>
              <table:table-cell office:value-type="float" office:value="38.3446260956051">
                <text:p>38.3446260956051</text:p>
              </table:table-cell>
              <table:table-cell office:value-type="float" office:value="36.6817786206986">
                <text:p>36.6817786206986</text:p>
              </table:table-cell>
              <table:table-cell office:value-type="float" office:value="36.9982942518342">
                <text:p>36.9982942518342</text:p>
              </table:table-cell>
              <table:table-cell office:value-type="float" office:value="39.9449227873253">
                <text:p>39.9449227873253</text:p>
              </table:table-cell>
              <table:table-cell office:value-type="float" office:value="40.6899610474758">
                <text:p>40.6899610474758</text:p>
              </table:table-cell>
              <table:table-cell office:value-type="float" office:value="25.7415450866837">
                <text:p>25.7415450866837</text:p>
              </table:table-cell>
              <table:table-cell office:value-type="float" office:value="44.0613843448607">
                <text:p>44.0613843448607</text:p>
              </table:table-cell>
              <table:table-cell office:value-type="float" office:value="38.2025321806768">
                <text:p>38.2025321806768</text:p>
              </table:table-cell>
              <table:table-cell office:value-type="float" office:value="NaN">
                <text:p>NaN</text:p>
              </table:table-cell>
              <table:table-cell office:value-type="float" office:value="35.4354711068205">
                <text:p>35.4354711068205</text:p>
              </table:table-cell>
            </table:table-row>
            <table:table-row>
              <table:table-cell office:value-type="string">
                <text:p>SWITCH(IPC=3.5)</text:p>
                <draw:g>
                  <svg:desc>vs_comp.B27:vs_comp.B27</svg:desc>
                </draw:g>
              </table:table-cell>
              <table:table-cell office:value-type="float" office:value="15.3751471690035">
                <text:p>15.3751471690035</text:p>
                <draw:g>
                  <svg:desc>vs_comp.C27:vs_comp.V27</svg:desc>
                </draw:g>
              </table:table-cell>
              <table:table-cell office:value-type="float" office:value="16.677763990194">
                <text:p>16.677763990194</text:p>
              </table:table-cell>
              <table:table-cell office:value-type="float" office:value="16.0183986067075">
                <text:p>16.0183986067075</text:p>
              </table:table-cell>
              <table:table-cell office:value-type="float" office:value="13.2810557953493">
                <text:p>13.2810557953493</text:p>
              </table:table-cell>
              <table:table-cell office:value-type="float" office:value="13.806055508831">
                <text:p>13.806055508831</text:p>
              </table:table-cell>
              <table:table-cell office:value-type="float" office:value="10.8761707598043">
                <text:p>10.8761707598043</text:p>
              </table:table-cell>
              <table:table-cell office:value-type="float" office:value="17.6070737772865">
                <text:p>17.6070737772865</text:p>
              </table:table-cell>
              <table:table-cell office:value-type="float" office:value="13.6816982368859">
                <text:p>13.6816982368859</text:p>
              </table:table-cell>
              <table:table-cell office:value-type="float" office:value="37.4319093045762">
                <text:p>37.4319093045762</text:p>
              </table:table-cell>
              <table:table-cell office:value-type="float" office:value="34.1190073823712">
                <text:p>34.1190073823712</text:p>
              </table:table-cell>
              <table:table-cell office:value-type="float" office:value="38.0338161248213">
                <text:p>38.0338161248213</text:p>
              </table:table-cell>
              <table:table-cell office:value-type="float" office:value="33.2107922734181">
                <text:p>33.2107922734181</text:p>
              </table:table-cell>
              <table:table-cell office:value-type="float" office:value="16.2703713598718">
                <text:p>16.2703713598718</text:p>
              </table:table-cell>
              <table:table-cell office:value-type="float" office:value="39.8879864282311">
                <text:p>39.8879864282311</text:p>
              </table:table-cell>
              <table:table-cell office:value-type="float" office:value="33.7980639438467">
                <text:p>33.7980639438467</text:p>
              </table:table-cell>
              <table:table-cell office:value-type="float" office:value="15.3058989494005">
                <text:p>15.3058989494005</text:p>
              </table:table-cell>
              <table:table-cell office:value-type="float" office:value="43.9974423189641">
                <text:p>43.9974423189641</text:p>
              </table:table-cell>
              <table:table-cell office:value-type="float" office:value="36.8793726617489">
                <text:p>36.8793726617489</text:p>
              </table:table-cell>
              <table:table-cell office:value-type="float" office:value="NaN">
                <text:p>NaN</text:p>
              </table:table-cell>
              <table:table-cell office:value-type="float" office:value="22.213399049968">
                <text:p>22.213399049968</text:p>
              </table:table-cell>
            </table:table-row>
            <table:table-row>
              <table:table-cell office:value-type="string">
                <text:p>SWITCH(ISR=10)</text:p>
                <draw:g>
                  <svg:desc>vs_comp.B28:vs_comp.B28</svg:desc>
                </draw:g>
              </table:table-cell>
              <table:table-cell office:value-type="float" office:value="15.4243818901852">
                <text:p>15.4243818901852</text:p>
                <draw:g>
                  <svg:desc>vs_comp.C28:vs_comp.V28</svg:desc>
                </draw:g>
              </table:table-cell>
              <table:table-cell office:value-type="float" office:value="36.0158590841682">
                <text:p>36.0158590841682</text:p>
              </table:table-cell>
              <table:table-cell office:value-type="float" office:value="15.8754968070379">
                <text:p>15.8754968070379</text:p>
              </table:table-cell>
              <table:table-cell office:value-type="float" office:value="13.6279406115116">
                <text:p>13.6279406115116</text:p>
              </table:table-cell>
              <table:table-cell office:value-type="float" office:value="13.8275862068966">
                <text:p>13.8275862068966</text:p>
              </table:table-cell>
              <table:table-cell office:value-type="float" office:value="11.0429570763143">
                <text:p>11.0429570763143</text:p>
              </table:table-cell>
              <table:table-cell office:value-type="float" office:value="18.2555033618863">
                <text:p>18.2555033618863</text:p>
              </table:table-cell>
              <table:table-cell office:value-type="float" office:value="16.8277392137419">
                <text:p>16.8277392137419</text:p>
              </table:table-cell>
              <table:table-cell office:value-type="float" office:value="37.4319093045762">
                <text:p>37.4319093045762</text:p>
              </table:table-cell>
              <table:table-cell office:value-type="float" office:value="34.1338314210323">
                <text:p>34.1338314210323</text:p>
              </table:table-cell>
              <table:table-cell office:value-type="float" office:value="38.2731398023249">
                <text:p>38.2731398023249</text:p>
              </table:table-cell>
              <table:table-cell office:value-type="float" office:value="29.1409568594848">
                <text:p>29.1409568594848</text:p>
              </table:table-cell>
              <table:table-cell office:value-type="float" office:value="29.9184118045994">
                <text:p>29.9184118045994</text:p>
              </table:table-cell>
              <table:table-cell office:value-type="float" office:value="39.9286552561555">
                <text:p>39.9286552561555</text:p>
              </table:table-cell>
              <table:table-cell office:value-type="float" office:value="33.2754830498669">
                <text:p>33.2754830498669</text:p>
              </table:table-cell>
              <table:table-cell office:value-type="float" office:value="16.0173738723689">
                <text:p>16.0173738723689</text:p>
              </table:table-cell>
              <table:table-cell office:value-type="float" office:value="43.9974423189641">
                <text:p>43.9974423189641</text:p>
              </table:table-cell>
              <table:table-cell office:value-type="float" office:value="35.8838325125235">
                <text:p>35.8838325125235</text:p>
              </table:table-cell>
              <table:table-cell office:value-type="float" office:value="NaN">
                <text:p>NaN</text:p>
              </table:table-cell>
              <table:table-cell office:value-type="float" office:value="24.1954309745052">
                <text:p>24.195430974505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chart:axis-label-position="outside-start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-5" chart:maximum="15" chart:origin="0" chart:interval-major="5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5.258cm" svg:y="0cm" style:legend-expansion="custom" chartooo:width="15.742cm" chartooo:height="0.863cm" style:legend-expansion-aspect-ratio="18.2410196987254" chart:style-name="ch2"/>
        <chart:plot-area chart:style-name="ch3" table:cell-range-address="vs_ipc.B20:vs_ipc.V24" chart:data-source-has-labels="both" svg:x="1.145cm" svg:y="1.044cm" svg:width="19.427cm" svg:height="8.495cm">
          <chartooo:coordinate-region svg:x="1.872cm" svg:y="1.296cm" svg:width="18.7cm" svg:height="5.585cm"/>
          <chart:axis chart:dimension="x" chart:name="primary-x" chart:style-name="ch4" chartooo:axis-type="auto">
            <chartooo:date-scale/>
            <chart:categories table:cell-range-address="vs_ipc.C20:vs_ipc.V20"/>
            <chart:grid chart:class="major"/>
          </chart:axis>
          <chart:axis chart:dimension="y" chart:name="primary-y" chart:style-name="ch5">
            <chart:title svg:x="-0.055cm" svg:y="6.894cm" chart:style-name="ch6">
              <text:p>performance degradation
relative to BASE(%)</text:p>
            </chart:title>
            <chart:grid chart:class="major"/>
          </chart:axis>
          <chart:series chart:style-name="ch7" chart:values-cell-range-address="vs_ipc.C21:vs_ipc.V21" chart:label-cell-address="vs_ipc.B21:vs_ipc.B21" chart:class="chart:bar">
            <chart:data-point chart:repeated="20"/>
          </chart:series>
          <chart:series chart:style-name="ch8" chart:values-cell-range-address="vs_ipc.C22:vs_ipc.V22" chart:label-cell-address="vs_ipc.B22:vs_ipc.B22" chart:class="chart:bar">
            <chart:data-point chart:repeated="20"/>
          </chart:series>
          <chart:series chart:style-name="ch9" chart:values-cell-range-address="vs_ipc.C23:vs_ipc.V23" chart:label-cell-address="vs_ipc.B23:vs_ipc.B23" chart:class="chart:bar">
            <chart:data-point chart:repeated="20"/>
          </chart:series>
          <chart:series chart:style-name="ch10" chart:values-cell-range-address="vs_ipc.C24:vs_ipc.V24" chart:label-cell-address="vs_ipc.B24:vs_ipc.B24" chart:class="chart:ba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vs_ipc.C20:vs_ipc.V20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GM</text:p>
              </table:table-cell>
            </table:table-row>
          </table:table-header-rows>
          <table:table-rows>
            <table:table-row>
              <table:table-cell office:value-type="string">
                <text:p>AGGRESSIVE</text:p>
                <draw:g>
                  <svg:desc>vs_ipc.B21:vs_ipc.B21</svg:desc>
                </draw:g>
              </table:table-cell>
              <table:table-cell office:value-type="float" office:value="-2.45939675174016">
                <text:p>-2.45939675174016</text:p>
                <draw:g>
                  <svg:desc>vs_ipc.C21:vs_ipc.V21</svg:desc>
                </draw:g>
              </table:table-cell>
              <table:table-cell office:value-type="float" office:value="-4.28978229584494">
                <text:p>-4.28978229584494</text:p>
              </table:table-cell>
              <table:table-cell office:value-type="float" office:value="-4.83126622440149">
                <text:p>-4.83126622440149</text:p>
              </table:table-cell>
              <table:table-cell office:value-type="float" office:value="-1.75718849840254">
                <text:p>-1.75718849840254</text:p>
              </table:table-cell>
              <table:table-cell office:value-type="float" office:value="0.745692980200574">
                <text:p>0.745692980200574</text:p>
              </table:table-cell>
              <table:table-cell office:value-type="float" office:value="-2.50455087565125">
                <text:p>-2.50455087565125</text:p>
              </table:table-cell>
              <table:table-cell office:value-type="float" office:value="3.6537981677539">
                <text:p>3.6537981677539</text:p>
              </table:table-cell>
              <table:table-cell office:value-type="float" office:value="4.49897750511247">
                <text:p>4.49897750511247</text:p>
              </table:table-cell>
              <table:table-cell office:value-type="float" office:value="-0.0992193007650188">
                <text:p>-0.0992193007650188</text:p>
              </table:table-cell>
              <table:table-cell office:value-type="float" office:value="0.183572499944018">
                <text:p>0.183572499944018</text:p>
              </table:table-cell>
              <table:table-cell office:value-type="float" office:value="2.14334470989761">
                <text:p>2.14334470989761</text:p>
              </table:table-cell>
              <table:table-cell office:value-type="float" office:value="-1.74757787269506">
                <text:p>-1.74757787269506</text:p>
              </table:table-cell>
              <table:table-cell office:value-type="float" office:value="-0.689972401103955">
                <text:p>-0.689972401103955</text:p>
              </table:table-cell>
              <table:table-cell office:value-type="float" office:value="10.7634710522797">
                <text:p>10.7634710522797</text:p>
              </table:table-cell>
              <table:table-cell office:value-type="float" office:value="5.16497937757781">
                <text:p>5.16497937757781</text:p>
              </table:table-cell>
              <table:table-cell office:value-type="float" office:value="-0.643351231074352">
                <text:p>-0.643351231074352</text:p>
              </table:table-cell>
              <table:table-cell office:value-type="float" office:value="-0.555907395679389">
                <text:p>-0.555907395679389</text:p>
              </table:table-cell>
              <table:table-cell office:value-type="float" office:value="2.4408265806261">
                <text:p>2.4408265806261</text:p>
              </table:table-cell>
              <table:table-cell office:value-type="float" office:value="NaN">
                <text:p>NaN</text:p>
              </table:table-cell>
              <table:table-cell office:value-type="float" office:value="0.62625024695413">
                <text:p>0.62625024695413</text:p>
              </table:table-cell>
            </table:table-row>
            <table:table-row>
              <table:table-cell office:value-type="string">
                <text:p>CONSERVATIVE</text:p>
                <draw:g>
                  <svg:desc>vs_ipc.B22:vs_ipc.B22</svg:desc>
                </draw:g>
              </table:table-cell>
              <table:table-cell office:value-type="float" office:value="0.199535962877018">
                <text:p>0.199535962877018</text:p>
                <draw:g>
                  <svg:desc>vs_ipc.C22:vs_ipc.V22</svg:desc>
                </draw:g>
              </table:table-cell>
              <table:table-cell office:value-type="float" office:value="0.125539667472985">
                <text:p>0.125539667472985</text:p>
              </table:table-cell>
              <table:table-cell office:value-type="float" office:value="0.139409672146906">
                <text:p>0.139409672146906</text:p>
              </table:table-cell>
              <table:table-cell office:value-type="float" office:value="1.61265784268978">
                <text:p>1.61265784268978</text:p>
              </table:table-cell>
              <table:table-cell office:value-type="float" office:value="0.0514271020827906">
                <text:p>0.0514271020827906</text:p>
              </table:table-cell>
              <table:table-cell office:value-type="float" office:value="1.45628020839873">
                <text:p>1.45628020839873</text:p>
              </table:table-cell>
              <table:table-cell office:value-type="float" office:value="2.24574911774141">
                <text:p>2.24574911774141</text:p>
              </table:table-cell>
              <table:table-cell office:value-type="float" office:value="0.0511247443762741">
                <text:p>0.0511247443762741</text:p>
              </table:table-cell>
              <table:table-cell office:value-type="float" office:value="-0.430820648058683">
                <text:p>-0.430820648058683</text:p>
              </table:table-cell>
              <table:table-cell office:value-type="float" office:value="-0.174617743849215">
                <text:p>-0.174617743849215</text:p>
              </table:table-cell>
              <table:table-cell office:value-type="float" office:value="0.947440273037536">
                <text:p>0.947440273037536</text:p>
              </table:table-cell>
              <table:table-cell office:value-type="float" office:value="-0.924575476612133">
                <text:p>-0.924575476612133</text:p>
              </table:table-cell>
              <table:table-cell office:value-type="float" office:value="0.399830160639725">
                <text:p>0.399830160639725</text:p>
              </table:table-cell>
              <table:table-cell office:value-type="float" office:value="-0.618875709128419">
                <text:p>-0.618875709128419</text:p>
              </table:table-cell>
              <table:table-cell office:value-type="float" office:value="-0.149981252343445">
                <text:p>-0.149981252343445</text:p>
              </table:table-cell>
              <table:table-cell office:value-type="float" office:value="0.478885502829785">
                <text:p>0.478885502829785</text:p>
              </table:table-cell>
              <table:table-cell office:value-type="float" office:value="-0.0351840123847813">
                <text:p>-0.0351840123847813</text:p>
              </table:table-cell>
              <table:table-cell office:value-type="float" office:value="-0.2019654688308">
                <text:p>-0.2019654688308</text:p>
              </table:table-cell>
              <table:table-cell office:value-type="float" office:value="NaN">
                <text:p>NaN</text:p>
              </table:table-cell>
              <table:table-cell office:value-type="float" office:value="0.290451759204768">
                <text:p>0.290451759204768</text:p>
              </table:table-cell>
            </table:table-row>
            <table:table-row>
              <table:table-cell office:value-type="string">
                <text:p>SWITCH(IPC=3.5)</text:p>
                <draw:g>
                  <svg:desc>vs_ipc.B23:vs_ipc.B23</svg:desc>
                </draw:g>
              </table:table-cell>
              <table:table-cell office:value-type="float" office:value="-2.45939675174016">
                <text:p>-2.45939675174016</text:p>
                <draw:g>
                  <svg:desc>vs_ipc.C23:vs_ipc.V23</svg:desc>
                </draw:g>
              </table:table-cell>
              <table:table-cell office:value-type="float" office:value="-3.18442083346091">
                <text:p>-3.18442083346091</text:p>
              </table:table-cell>
              <table:table-cell office:value-type="float" office:value="-4.7255071627728">
                <text:p>-4.7255071627728</text:p>
              </table:table-cell>
              <table:table-cell office:value-type="float" office:value="-1.76479537501903">
                <text:p>-1.76479537501903</text:p>
              </table:table-cell>
              <table:table-cell office:value-type="float" office:value="0.745692980200574">
                <text:p>0.745692980200574</text:p>
              </table:table-cell>
              <table:table-cell office:value-type="float" office:value="-2.54849036469775">
                <text:p>-2.54849036469775</text:p>
              </table:table-cell>
              <table:table-cell office:value-type="float" office:value="3.54685773357573">
                <text:p>3.54685773357573</text:p>
              </table:table-cell>
              <table:table-cell office:value-type="float" office:value="4.48193592365371">
                <text:p>4.48193592365371</text:p>
              </table:table-cell>
              <table:table-cell office:value-type="float" office:value="-0.44387581921197">
                <text:p>-0.44387581921197</text:p>
              </table:table-cell>
              <table:table-cell office:value-type="float" office:value="-0.167901676778093">
                <text:p>-0.167901676778093</text:p>
              </table:table-cell>
              <table:table-cell office:value-type="float" office:value="1.02116040955632">
                <text:p>1.02116040955632</text:p>
              </table:table-cell>
              <table:table-cell office:value-type="float" office:value="-1.4871340764663">
                <text:p>-1.4871340764663</text:p>
              </table:table-cell>
              <table:table-cell office:value-type="float" office:value="-0.689972401103955">
                <text:p>-0.689972401103955</text:p>
              </table:table-cell>
              <table:table-cell office:value-type="float" office:value="-0.595954386568098">
                <text:p>-0.595954386568098</text:p>
              </table:table-cell>
              <table:table-cell office:value-type="float" office:value="4.78377702787153">
                <text:p>4.78377702787153</text:p>
              </table:table-cell>
              <table:table-cell office:value-type="float" office:value="-0.580467276157304">
                <text:p>-0.580467276157304</text:p>
              </table:table-cell>
              <table:table-cell office:value-type="float" office:value="-0.028147209907825">
                <text:p>-0.028147209907825</text:p>
              </table:table-cell>
              <table:table-cell office:value-type="float" office:value="0.408856924706302">
                <text:p>0.408856924706302</text:p>
              </table:table-cell>
              <table:table-cell office:value-type="float" office:value="NaN">
                <text:p>NaN</text:p>
              </table:table-cell>
              <table:table-cell office:value-type="float" office:value="-0.174587752705735">
                <text:p>-0.174587752705735</text:p>
              </table:table-cell>
            </table:table-row>
            <table:table-row>
              <table:table-cell office:value-type="string">
                <text:p>SWITCH(ISR=10)</text:p>
                <draw:g>
                  <svg:desc>vs_ipc.B24:vs_ipc.B24</svg:desc>
                </draw:g>
              </table:table-cell>
              <table:table-cell office:value-type="float" office:value="-2.44083526682137">
                <text:p>-2.44083526682137</text:p>
                <draw:g>
                  <svg:desc>vs_ipc.C24:vs_ipc.V24</svg:desc>
                </draw:g>
              </table:table-cell>
              <table:table-cell office:value-type="float" office:value="-0.251079334945947">
                <text:p>-0.251079334945947</text:p>
              </table:table-cell>
              <table:table-cell office:value-type="float" office:value="-4.7399288529949">
                <text:p>-4.7399288529949</text:p>
              </table:table-cell>
              <table:table-cell office:value-type="float" office:value="-1.74197474516962">
                <text:p>-1.74197474516962</text:p>
              </table:table-cell>
              <table:table-cell office:value-type="float" office:value="0.694265878117761">
                <text:p>0.694265878117761</text:p>
              </table:table-cell>
              <table:table-cell office:value-type="float" office:value="-2.4731655263323">
                <text:p>-2.4731655263323</text:p>
              </table:table-cell>
              <table:table-cell office:value-type="float" office:value="3.4363526182583">
                <text:p>3.4363526182583</text:p>
              </table:table-cell>
              <table:table-cell office:value-type="float" office:value="4.43081117927743">
                <text:p>4.43081117927743</text:p>
              </table:table-cell>
              <table:table-cell office:value-type="float" office:value="-0.44387581921197">
                <text:p>-0.44387581921197</text:p>
              </table:table-cell>
              <table:table-cell office:value-type="float" office:value="-0.1723790548255">
                <text:p>-0.1723790548255</text:p>
              </table:table-cell>
              <table:table-cell office:value-type="float" office:value="0.969283276450517">
                <text:p>0.969283276450517</text:p>
              </table:table-cell>
              <table:table-cell office:value-type="float" office:value="-1.80227106990312">
                <text:p>-1.80227106990312</text:p>
              </table:table-cell>
              <table:table-cell office:value-type="float" office:value="0.0495364800792486">
                <text:p>0.0495364800792486</text:p>
              </table:table-cell>
              <table:table-cell office:value-type="float" office:value="-0.594044276354744">
                <text:p>-0.594044276354744</text:p>
              </table:table-cell>
              <table:table-cell office:value-type="float" office:value="5.16497937757781">
                <text:p>5.16497937757781</text:p>
              </table:table-cell>
              <table:table-cell office:value-type="float" office:value="-0.561118366952074">
                <text:p>-0.561118366952074</text:p>
              </table:table-cell>
              <table:table-cell office:value-type="float" office:value="-0.028147209907825">
                <text:p>-0.028147209907825</text:p>
              </table:table-cell>
              <table:table-cell office:value-type="float" office:value="0.837417797591211">
                <text:p>0.837417797591211</text:p>
              </table:table-cell>
              <table:table-cell office:value-type="float" office:value="NaN">
                <text:p>NaN</text:p>
              </table:table-cell>
              <table:table-cell office:value-type="float" office:value="0.0471221010362233">
                <text:p>0.047122101036223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